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style:writing-mode="page"/>
    </style:style>
    <style:style style:name="Table1.2" style:family="table-row">
      <style:table-row-properties style:min-row-height="5.412cm"/>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P1" style:family="paragraph" style:parent-style-name="Standard">
      <style:text-properties officeooo:rsid="00067a31" officeooo:paragraph-rsid="00067a31"/>
    </style:style>
    <style:style style:name="P2" style:family="paragraph" style:parent-style-name="Standard">
      <style:paragraph-properties fo:line-height="150%" fo:text-align="justify" style:justify-single-word="false"/>
      <style:text-properties officeooo:rsid="0006e71a" officeooo:paragraph-rsid="0006e71a"/>
    </style:style>
    <style:style style:name="P3" style:family="paragraph" style:parent-style-name="Standard">
      <style:paragraph-properties fo:line-height="150%" fo:text-align="justify" style:justify-single-word="false"/>
      <style:text-properties officeooo:rsid="0008a350" officeooo:paragraph-rsid="0008a350"/>
    </style:style>
    <style:style style:name="P4" style:family="paragraph" style:parent-style-name="Standard">
      <style:paragraph-properties fo:line-height="150%" fo:text-align="justify" style:justify-single-word="false"/>
      <style:text-properties fo:font-style="normal" officeooo:rsid="0008a350" officeooo:paragraph-rsid="0008a350" style:font-style-asian="normal" style:font-style-complex="normal"/>
    </style:style>
    <style:style style:name="P5" style:family="paragraph" style:parent-style-name="Standard">
      <style:paragraph-properties fo:line-height="150%" fo:text-align="justify" style:justify-single-word="false"/>
      <style:text-properties fo:font-style="normal" officeooo:rsid="000a5c6a" officeooo:paragraph-rsid="000a5c6a" style:font-style-asian="normal" style:font-style-complex="normal"/>
    </style:style>
    <style:style style:name="P6" style:family="paragraph" style:parent-style-name="Standard">
      <style:paragraph-properties fo:line-height="150%" fo:text-align="justify" style:justify-single-word="false"/>
      <style:text-properties fo:font-style="normal" fo:font-weight="normal" officeooo:rsid="000ac0d2" officeooo:paragraph-rsid="000ac0d2" style:font-style-asian="normal" style:font-weight-asian="normal" style:font-style-complex="normal" style:font-weight-complex="normal"/>
    </style:style>
    <style:style style:name="P7" style:family="paragraph" style:parent-style-name="Standard">
      <style:paragraph-properties fo:line-height="150%" fo:text-align="justify" style:justify-single-word="false"/>
      <style:text-properties fo:font-style="normal" fo:font-weight="normal" officeooo:rsid="000b5b26" officeooo:paragraph-rsid="000b5b26" style:font-style-asian="normal" style:font-weight-asian="normal" style:font-style-complex="normal" style:font-weight-complex="normal"/>
    </style:style>
    <style:style style:name="P8" style:family="paragraph" style:parent-style-name="Standard">
      <style:paragraph-properties fo:line-height="150%" fo:text-align="justify" style:justify-single-word="false"/>
      <style:text-properties fo:font-style="normal" fo:font-weight="normal" officeooo:rsid="000d0bce" officeooo:paragraph-rsid="000d0bce" style:font-style-asian="normal" style:font-weight-asian="normal" style:font-style-complex="normal" style:font-weight-complex="normal"/>
    </style:style>
    <style:style style:name="P9" style:family="paragraph" style:parent-style-name="Standard">
      <style:paragraph-properties fo:line-height="150%" fo:text-align="justify" style:justify-single-word="false"/>
      <style:text-properties fo:font-style="normal" fo:font-weight="normal" officeooo:rsid="000e050f" officeooo:paragraph-rsid="000e050f" style:font-style-asian="normal" style:font-weight-asian="normal" style:font-style-complex="normal" style:font-weight-complex="normal"/>
    </style:style>
    <style:style style:name="P10" style:family="paragraph" style:parent-style-name="Standard">
      <style:paragraph-properties fo:line-height="150%" fo:text-align="justify" style:justify-single-word="false"/>
      <style:text-properties fo:font-style="normal" fo:font-weight="normal" officeooo:rsid="000fd8dc" officeooo:paragraph-rsid="000fd8dc" style:font-style-asian="normal" style:font-weight-asian="normal" style:font-style-complex="normal" style:font-weight-complex="normal"/>
    </style:style>
    <style:style style:name="P11" style:family="paragraph" style:parent-style-name="Standard">
      <style:paragraph-properties fo:line-height="150%" fo:text-align="justify" style:justify-single-word="false"/>
      <style:text-properties fo:font-style="normal" fo:font-weight="normal" officeooo:rsid="00136b05" officeooo:paragraph-rsid="00136b05" style:font-style-asian="normal" style:font-weight-asian="normal" style:font-style-complex="normal" style:font-weight-complex="normal"/>
    </style:style>
    <style:style style:name="P12" style:family="paragraph" style:parent-style-name="Standard">
      <style:paragraph-properties fo:line-height="150%" fo:text-align="justify" style:justify-single-word="false"/>
      <style:text-properties fo:font-style="normal" fo:font-weight="normal" officeooo:rsid="0015953e" officeooo:paragraph-rsid="0015953e" style:font-style-asian="normal" style:font-weight-asian="normal" style:font-style-complex="normal" style:font-weight-complex="normal"/>
    </style:style>
    <style:style style:name="P13" style:family="paragraph" style:parent-style-name="Standard">
      <style:paragraph-properties fo:line-height="150%" fo:text-align="justify" style:justify-single-word="false"/>
      <style:text-properties fo:font-style="normal" fo:font-weight="normal" officeooo:rsid="001700a5" officeooo:paragraph-rsid="001700a5" style:font-style-asian="normal" style:font-weight-asian="normal" style:font-style-complex="normal" style:font-weight-complex="normal"/>
    </style:style>
    <style:style style:name="P14" style:family="paragraph" style:parent-style-name="Standard">
      <style:paragraph-properties fo:line-height="150%" fo:text-align="justify" style:justify-single-word="false"/>
      <style:text-properties fo:font-style="normal" fo:font-weight="normal" officeooo:rsid="00173ef8" officeooo:paragraph-rsid="00173ef8" style:font-style-asian="normal" style:font-weight-asian="normal" style:font-style-complex="normal" style:font-weight-complex="normal"/>
    </style:style>
    <style:style style:name="P15" style:family="paragraph" style:parent-style-name="Standard">
      <style:paragraph-properties fo:line-height="150%" fo:text-align="justify" style:justify-single-word="false"/>
      <style:text-properties fo:font-style="normal" fo:font-weight="normal" officeooo:rsid="00179266" officeooo:paragraph-rsid="00179266" style:font-style-asian="normal" style:font-weight-asian="normal" style:font-style-complex="normal" style:font-weight-complex="normal"/>
    </style:style>
    <style:style style:name="P16" style:family="paragraph" style:parent-style-name="Standard">
      <style:paragraph-properties fo:line-height="150%" fo:text-align="justify" style:justify-single-word="false"/>
      <style:text-properties fo:font-style="normal" fo:font-weight="normal" officeooo:rsid="001afa91" officeooo:paragraph-rsid="001afa91" style:font-style-asian="normal" style:font-weight-asian="normal" style:font-style-complex="normal" style:font-weight-complex="normal"/>
    </style:style>
    <style:style style:name="P17" style:family="paragraph" style:parent-style-name="Standard">
      <style:paragraph-properties fo:line-height="150%" fo:text-align="justify" style:justify-single-word="false"/>
      <style:text-properties fo:font-style="normal" fo:font-weight="normal" officeooo:rsid="001cd0d5" officeooo:paragraph-rsid="001cd0d5" style:font-style-asian="normal" style:font-weight-asian="normal" style:font-style-complex="normal" style:font-weight-complex="normal"/>
    </style:style>
    <style:style style:name="P18" style:family="paragraph" style:parent-style-name="Standard">
      <style:paragraph-properties fo:line-height="150%" fo:text-align="justify" style:justify-single-word="false"/>
      <style:text-properties fo:font-style="normal" fo:font-weight="normal" officeooo:rsid="001e2766" officeooo:paragraph-rsid="001e2766" style:font-style-asian="normal" style:font-weight-asian="normal" style:font-style-complex="normal" style:font-weight-complex="normal"/>
    </style:style>
    <style:style style:name="P19" style:family="paragraph" style:parent-style-name="Standard">
      <style:paragraph-properties fo:line-height="150%" fo:text-align="justify" style:justify-single-word="false"/>
      <style:text-properties fo:font-style="normal" fo:font-weight="normal" officeooo:rsid="001fa2c9" officeooo:paragraph-rsid="001fa2c9" style:font-style-asian="normal" style:font-weight-asian="normal" style:font-style-complex="normal" style:font-weight-complex="normal"/>
    </style:style>
    <style:style style:name="P20" style:family="paragraph" style:parent-style-name="Standard">
      <style:paragraph-properties fo:line-height="150%" fo:text-align="justify" style:justify-single-word="false"/>
      <style:text-properties fo:font-style="normal" fo:font-weight="normal" officeooo:rsid="00210b0b" officeooo:paragraph-rsid="00210b0b" style:font-style-asian="normal" style:font-weight-asian="normal" style:font-style-complex="normal" style:font-weight-complex="normal"/>
    </style:style>
    <style:style style:name="P21" style:family="paragraph" style:parent-style-name="Standard">
      <style:paragraph-properties fo:line-height="150%" fo:text-align="justify" style:justify-single-word="false"/>
      <style:text-properties fo:font-style="normal" fo:font-weight="normal" officeooo:rsid="00256b1a" officeooo:paragraph-rsid="00256b1a" style:font-style-asian="normal" style:font-weight-asian="normal" style:font-style-complex="normal" style:font-weight-complex="normal"/>
    </style:style>
    <style:style style:name="P22" style:family="paragraph" style:parent-style-name="Standard">
      <style:paragraph-properties fo:line-height="150%" fo:text-align="justify" style:justify-single-word="false"/>
      <style:text-properties fo:font-style="normal" fo:font-weight="normal" officeooo:rsid="00264fb2" officeooo:paragraph-rsid="00264fb2" style:font-style-asian="normal" style:font-weight-asian="normal" style:font-style-complex="normal" style:font-weight-complex="normal"/>
    </style:style>
    <style:style style:name="P23" style:family="paragraph" style:parent-style-name="Standard">
      <style:paragraph-properties fo:line-height="150%" fo:text-align="justify" style:justify-single-word="false"/>
      <style:text-properties fo:font-style="normal" fo:font-weight="normal" officeooo:rsid="002b705c" officeooo:paragraph-rsid="002b705c" style:font-style-asian="normal" style:font-weight-asian="normal" style:font-style-complex="normal" style:font-weight-complex="normal"/>
    </style:style>
    <style:style style:name="P24" style:family="paragraph" style:parent-style-name="Standard">
      <style:paragraph-properties fo:line-height="150%" fo:text-align="justify" style:justify-single-word="false"/>
      <style:text-properties fo:font-style="normal" fo:font-weight="normal" officeooo:rsid="002d0bd0" officeooo:paragraph-rsid="002d0bd0" style:font-style-asian="normal" style:font-weight-asian="normal" style:font-style-complex="normal" style:font-weight-complex="normal"/>
    </style:style>
    <style:style style:name="P25" style:family="paragraph" style:parent-style-name="Standard">
      <style:paragraph-properties fo:line-height="150%" fo:text-align="justify" style:justify-single-word="false"/>
      <style:text-properties fo:font-style="normal" fo:font-weight="normal" officeooo:rsid="00315cb9" officeooo:paragraph-rsid="00315cb9" style:font-style-asian="normal" style:font-weight-asian="normal" style:font-style-complex="normal" style:font-weight-complex="normal"/>
    </style:style>
    <style:style style:name="P26" style:family="paragraph" style:parent-style-name="Standard">
      <style:paragraph-properties fo:line-height="150%" fo:text-align="justify" style:justify-single-word="false"/>
      <style:text-properties fo:font-style="normal" fo:font-weight="bold" officeooo:rsid="00179266" officeooo:paragraph-rsid="00179266" style:font-style-asian="normal" style:font-weight-asian="bold" style:font-style-complex="normal" style:font-weight-complex="bold"/>
    </style:style>
    <style:style style:name="P27" style:family="paragraph" style:parent-style-name="Standard">
      <style:paragraph-properties fo:line-height="150%" fo:text-align="justify" style:justify-single-word="false"/>
      <style:text-properties fo:font-style="normal" fo:font-weight="bold" officeooo:rsid="0017c73b" officeooo:paragraph-rsid="0017c73b" style:font-style-asian="normal" style:font-weight-asian="bold" style:font-style-complex="normal" style:font-weight-complex="bold"/>
    </style:style>
    <style:style style:name="P28" style:family="paragraph" style:parent-style-name="Standard">
      <style:paragraph-properties fo:line-height="150%" fo:text-align="justify" style:justify-single-word="false"/>
      <style:text-properties fo:font-style="normal" fo:font-weight="bold" officeooo:rsid="001afa91" officeooo:paragraph-rsid="001afa91" style:font-style-asian="normal" style:font-weight-asian="bold" style:font-style-complex="normal" style:font-weight-complex="bold"/>
    </style:style>
    <style:style style:name="P29" style:family="paragraph" style:parent-style-name="Standard">
      <style:paragraph-properties fo:line-height="150%" fo:text-align="justify" style:justify-single-word="false"/>
      <style:text-properties fo:font-style="normal" fo:font-weight="bold" officeooo:rsid="001cd0d5" officeooo:paragraph-rsid="001cd0d5" style:font-style-asian="normal" style:font-weight-asian="bold" style:font-style-complex="normal" style:font-weight-complex="bold"/>
    </style:style>
    <style:style style:name="P30" style:family="paragraph" style:parent-style-name="Standard">
      <style:paragraph-properties fo:line-height="150%" fo:text-align="justify" style:justify-single-word="false"/>
      <style:text-properties fo:font-style="normal" fo:font-weight="bold" officeooo:rsid="001fa2c9" officeooo:paragraph-rsid="001fa2c9" style:font-style-asian="normal" style:font-weight-asian="bold" style:font-style-complex="normal" style:font-weight-complex="bold"/>
    </style:style>
    <style:style style:name="P31" style:family="paragraph" style:parent-style-name="Standard">
      <style:paragraph-properties fo:line-height="150%" fo:text-align="justify" style:justify-single-word="false"/>
      <style:text-properties fo:font-style="normal" fo:font-weight="bold" officeooo:rsid="00210adb" officeooo:paragraph-rsid="00210adb" style:font-style-asian="normal" style:font-weight-asian="bold" style:font-style-complex="normal" style:font-weight-complex="bold"/>
    </style:style>
    <style:style style:name="P32" style:family="paragraph" style:parent-style-name="Standard">
      <style:text-properties fo:font-weight="normal" officeooo:rsid="0006e71a" officeooo:paragraph-rsid="00067a31" style:font-weight-asian="normal" style:font-weight-complex="normal"/>
    </style:style>
    <style:style style:name="P33" style:family="paragraph" style:parent-style-name="Standard">
      <style:paragraph-properties fo:line-height="150%" fo:text-align="justify" style:justify-single-word="false"/>
      <style:text-properties style:font-name="Liberation Serif1" fo:font-weight="normal" officeooo:rsid="0006e71a" officeooo:paragraph-rsid="0006e71a" style:font-weight-asian="normal" style:font-weight-complex="normal"/>
    </style:style>
    <style:style style:name="P34" style:family="paragraph" style:parent-style-name="Standard">
      <style:paragraph-properties fo:line-height="150%" fo:text-align="justify" style:justify-single-word="false"/>
      <style:text-properties style:font-name="Liberation Serif1" fo:font-style="italic" fo:font-weight="normal" officeooo:rsid="0008a350" officeooo:paragraph-rsid="0006e71a" style:font-style-asian="italic" style:font-weight-asian="normal" style:font-style-complex="italic" style:font-weight-complex="normal"/>
    </style:style>
    <style:style style:name="P35" style:family="paragraph" style:parent-style-name="Standard">
      <style:paragraph-properties fo:line-height="150%" fo:text-align="justify" style:justify-single-word="false"/>
      <style:text-properties style:font-name="Liberation Serif1" fo:font-style="italic" fo:font-weight="normal" officeooo:rsid="00210b0b" officeooo:paragraph-rsid="00210adb" style:font-name-asian="Liberation Serif1" style:font-style-asian="italic" style:font-weight-asian="normal" style:font-name-complex="Liberation Serif1" style:font-style-complex="italic" style:font-weight-complex="normal"/>
    </style:style>
    <style:style style:name="P36" style:family="paragraph" style:parent-style-name="Standard">
      <style:paragraph-properties fo:line-height="150%" fo:text-align="justify" style:justify-single-word="false"/>
      <style:text-properties style:font-name="Liberation Serif1" fo:font-style="italic" fo:font-weight="normal" officeooo:rsid="00210b0b" officeooo:paragraph-rsid="00210b0b" style:font-name-asian="Liberation Serif1" style:font-style-asian="italic" style:font-weight-asian="normal" style:font-name-complex="Liberation Serif1" style:font-style-complex="italic" style:font-weight-complex="normal"/>
    </style:style>
    <style:style style:name="P37" style:family="paragraph" style:parent-style-name="Standard">
      <style:paragraph-properties fo:line-height="150%" fo:text-align="justify" style:justify-single-word="false"/>
      <style:text-properties style:font-name="Liberation Serif1" fo:font-style="italic" fo:font-weight="normal" officeooo:rsid="00255280" officeooo:paragraph-rsid="00255280" style:font-name-asian="Liberation Serif1" style:font-style-asian="italic" style:font-weight-asian="normal" style:font-name-complex="Liberation Serif1" style:font-style-complex="italic" style:font-weight-complex="normal"/>
    </style:style>
    <style:style style:name="P38" style:family="paragraph" style:parent-style-name="Standard">
      <style:paragraph-properties fo:line-height="150%" fo:text-align="justify" style:justify-single-word="false"/>
      <style:text-properties style:font-name="Liberation Serif1" fo:font-style="normal" fo:font-weight="normal" officeooo:rsid="000a5c6a" officeooo:paragraph-rsid="0008a350" style:font-style-asian="normal" style:font-weight-asian="normal" style:font-style-complex="normal" style:font-weight-complex="normal"/>
    </style:style>
    <style:style style:name="P39" style:family="paragraph" style:parent-style-name="Standard">
      <style:paragraph-properties fo:line-height="150%" fo:text-align="justify" style:justify-single-word="false"/>
      <style:text-properties style:font-name="Liberation Serif1" fo:font-style="normal" fo:font-weight="normal" officeooo:rsid="000a5c6a" officeooo:paragraph-rsid="000a5c6a" style:font-style-asian="normal" style:font-weight-asian="normal" style:font-style-complex="normal" style:font-weight-complex="normal"/>
    </style:style>
    <style:style style:name="P40" style:family="paragraph" style:parent-style-name="Standard">
      <style:paragraph-properties fo:line-height="150%" fo:text-align="justify" style:justify-single-word="false"/>
      <style:text-properties style:font-name="Liberation Serif1" fo:font-style="normal" fo:font-weight="normal" officeooo:rsid="000b5b26" officeooo:paragraph-rsid="000ac0d2" style:font-name-asian="Liberation Serif1" style:font-style-asian="normal" style:font-weight-asian="normal" style:font-name-complex="Liberation Serif1" style:font-style-complex="normal" style:font-weight-complex="normal"/>
    </style:style>
    <style:style style:name="P41" style:family="paragraph" style:parent-style-name="Standard">
      <style:paragraph-properties fo:line-height="150%" fo:text-align="justify" style:justify-single-word="false"/>
      <style:text-properties style:font-name="Liberation Serif1" fo:font-style="normal" fo:font-weight="normal" officeooo:rsid="000d71ec" officeooo:paragraph-rsid="000d0bce" style:font-name-asian="Liberation Serif1" style:font-style-asian="normal" style:font-weight-asian="normal" style:font-name-complex="Liberation Serif1" style:font-style-complex="normal" style:font-weight-complex="normal"/>
    </style:style>
    <style:style style:name="P42" style:family="paragraph" style:parent-style-name="Standard">
      <style:paragraph-properties fo:line-height="150%" fo:text-align="justify" style:justify-single-word="false"/>
      <style:text-properties style:font-name="Liberation Serif1" fo:font-style="normal" fo:font-weight="normal" officeooo:rsid="000e050f" officeooo:paragraph-rsid="000e050f" style:font-name-asian="Liberation Serif1" style:font-style-asian="normal" style:font-weight-asian="normal" style:font-name-complex="Liberation Serif1" style:font-style-complex="normal" style:font-weight-complex="normal"/>
    </style:style>
    <style:style style:name="P43" style:family="paragraph" style:parent-style-name="Standard">
      <style:paragraph-properties fo:line-height="150%" fo:text-align="justify" style:justify-single-word="false"/>
      <style:text-properties style:font-name="Liberation Serif1" fo:font-style="normal" fo:font-weight="normal" officeooo:rsid="0011c8ca" officeooo:paragraph-rsid="000fd8dc" style:font-name-asian="Liberation Serif1" style:font-style-asian="normal" style:font-weight-asian="normal" style:font-name-complex="Liberation Serif1" style:font-style-complex="normal" style:font-weight-complex="normal"/>
    </style:style>
    <style:style style:name="P44" style:family="paragraph" style:parent-style-name="Standard">
      <style:paragraph-properties fo:line-height="150%" fo:text-align="justify" style:justify-single-word="false"/>
      <style:text-properties style:font-name="Liberation Serif1" fo:font-style="normal" fo:font-weight="normal" officeooo:rsid="00154bc4" officeooo:paragraph-rsid="00136b05" style:font-name-asian="Liberation Serif1" style:font-style-asian="normal" style:font-weight-asian="normal" style:font-name-complex="Liberation Serif1" style:font-style-complex="normal" style:font-weight-complex="normal"/>
    </style:style>
    <style:style style:name="P45" style:family="paragraph" style:parent-style-name="Standard">
      <style:paragraph-properties fo:line-height="150%" fo:text-align="justify" style:justify-single-word="false"/>
      <style:text-properties style:font-name="Liberation Serif1" fo:font-style="normal" fo:font-weight="normal" officeooo:rsid="00154bc4" officeooo:paragraph-rsid="00154bc4" style:font-name-asian="Liberation Serif1" style:font-style-asian="normal" style:font-weight-asian="normal" style:font-name-complex="Liberation Serif1" style:font-style-complex="normal" style:font-weight-complex="normal"/>
    </style:style>
    <style:style style:name="P46" style:family="paragraph" style:parent-style-name="Standard">
      <style:paragraph-properties fo:line-height="150%" fo:text-align="justify" style:justify-single-word="false"/>
      <style:text-properties style:font-name="Liberation Serif1" fo:font-style="normal" fo:font-weight="normal" officeooo:rsid="0015953e" officeooo:paragraph-rsid="0015953e" style:font-name-asian="Liberation Serif1" style:font-style-asian="normal" style:font-weight-asian="normal" style:font-name-complex="Liberation Serif1" style:font-style-complex="normal" style:font-weight-complex="normal"/>
    </style:style>
    <style:style style:name="P47" style:family="paragraph" style:parent-style-name="Standard">
      <style:paragraph-properties fo:line-height="150%" fo:text-align="justify" style:justify-single-word="false"/>
      <style:text-properties style:font-name="Liberation Serif1" fo:font-style="normal" fo:font-weight="normal" officeooo:rsid="001700a5" officeooo:paragraph-rsid="001700a5" style:font-name-asian="Liberation Serif1" style:font-style-asian="normal" style:font-weight-asian="normal" style:font-name-complex="Liberation Serif1" style:font-style-complex="normal" style:font-weight-complex="normal"/>
    </style:style>
    <style:style style:name="P48" style:family="paragraph" style:parent-style-name="Standard">
      <style:paragraph-properties fo:line-height="150%" fo:text-align="justify" style:justify-single-word="false"/>
      <style:text-properties style:font-name="Liberation Serif1" fo:font-style="normal" fo:font-weight="normal" officeooo:rsid="00173ef8" officeooo:paragraph-rsid="00173ef8" style:font-name-asian="Liberation Serif1" style:font-style-asian="normal" style:font-weight-asian="normal" style:font-name-complex="Liberation Serif1" style:font-style-complex="normal" style:font-weight-complex="normal"/>
    </style:style>
    <style:style style:name="P49" style:family="paragraph" style:parent-style-name="Standard">
      <style:paragraph-properties fo:line-height="150%" fo:text-align="justify" style:justify-single-word="false"/>
      <style:text-properties style:font-name="Liberation Serif1" fo:font-style="normal" fo:font-weight="normal" officeooo:rsid="00191e73" officeooo:paragraph-rsid="0017c73b" style:font-name-asian="Liberation Serif1" style:font-style-asian="normal" style:font-weight-asian="normal" style:font-name-complex="Liberation Serif1" style:font-style-complex="normal" style:font-weight-complex="normal"/>
    </style:style>
    <style:style style:name="P50" style:family="paragraph" style:parent-style-name="Standard">
      <style:paragraph-properties fo:line-height="150%" fo:text-align="justify" style:justify-single-word="false"/>
      <style:text-properties style:font-name="Liberation Serif1" fo:font-style="normal" fo:font-weight="normal" officeooo:rsid="001afa91" officeooo:paragraph-rsid="001afa91" style:font-name-asian="Liberation Serif1" style:font-style-asian="normal" style:font-weight-asian="normal" style:font-name-complex="Liberation Serif1" style:font-style-complex="normal" style:font-weight-complex="normal"/>
    </style:style>
    <style:style style:name="P51" style:family="paragraph" style:parent-style-name="Standard">
      <style:paragraph-properties fo:line-height="150%" fo:text-align="justify" style:justify-single-word="false"/>
      <style:text-properties style:font-name="Liberation Serif1" fo:font-style="normal" fo:font-weight="normal" officeooo:rsid="001cd0d5" officeooo:paragraph-rsid="001cd0d5" style:font-name-asian="Liberation Serif1" style:font-style-asian="normal" style:font-weight-asian="normal" style:font-name-complex="Liberation Serif1" style:font-style-complex="normal" style:font-weight-complex="normal"/>
    </style:style>
    <style:style style:name="P52" style:family="paragraph" style:parent-style-name="Standard">
      <style:paragraph-properties fo:line-height="150%" fo:text-align="justify" style:justify-single-word="false"/>
      <style:text-properties style:font-name="Liberation Serif1" fo:font-style="normal" fo:font-weight="normal" officeooo:rsid="001fa2c9" officeooo:paragraph-rsid="001fa2c9" style:font-name-asian="Liberation Serif1" style:font-style-asian="normal" style:font-weight-asian="normal" style:font-name-complex="Liberation Serif1" style:font-style-complex="normal" style:font-weight-complex="normal"/>
    </style:style>
    <style:style style:name="P53" style:family="paragraph" style:parent-style-name="Standard">
      <style:paragraph-properties fo:line-height="150%" fo:text-align="justify" style:justify-single-word="false"/>
      <style:text-properties style:font-name="Liberation Serif1" fo:font-style="normal" fo:font-weight="normal" officeooo:rsid="001e2766" officeooo:paragraph-rsid="001cd0d5" style:font-name-asian="Liberation Serif1" style:font-style-asian="normal" style:font-weight-asian="normal" style:font-name-complex="Liberation Serif1" style:font-style-complex="normal" style:font-weight-complex="normal"/>
    </style:style>
    <style:style style:name="P54" style:family="paragraph" style:parent-style-name="Standard">
      <style:paragraph-properties fo:line-height="150%" fo:text-align="justify" style:justify-single-word="false"/>
      <style:text-properties style:font-name="Liberation Serif1" fo:font-style="normal" fo:font-weight="normal" officeooo:rsid="001e2766" officeooo:paragraph-rsid="001e2766" style:font-name-asian="Liberation Serif1" style:font-style-asian="normal" style:font-weight-asian="normal" style:font-name-complex="Liberation Serif1" style:font-style-complex="normal" style:font-weight-complex="normal"/>
    </style:style>
    <style:style style:name="P55" style:family="paragraph" style:parent-style-name="Standard">
      <style:paragraph-properties fo:line-height="150%" fo:text-align="justify" style:justify-single-word="false"/>
      <style:text-properties style:font-name="Liberation Serif1" fo:font-style="normal" fo:font-weight="normal" officeooo:rsid="0023a321" officeooo:paragraph-rsid="0023a321" style:font-name-asian="Liberation Serif1" style:font-style-asian="normal" style:font-weight-asian="normal" style:font-name-complex="Liberation Serif1" style:font-style-complex="normal" style:font-weight-complex="normal"/>
    </style:style>
    <style:style style:name="P56" style:family="paragraph" style:parent-style-name="Standard">
      <style:paragraph-properties fo:line-height="150%" fo:text-align="justify" style:justify-single-word="false"/>
      <style:text-properties style:font-name="Liberation Serif1" fo:font-style="normal" fo:font-weight="normal" officeooo:rsid="00255280" officeooo:paragraph-rsid="00255280" style:font-name-asian="Liberation Serif1" style:font-style-asian="normal" style:font-weight-asian="normal" style:font-name-complex="Liberation Serif1" style:font-style-complex="normal" style:font-weight-complex="normal"/>
    </style:style>
    <style:style style:name="P57" style:family="paragraph" style:parent-style-name="Standard">
      <style:paragraph-properties fo:line-height="150%" fo:text-align="justify" style:justify-single-word="false"/>
      <style:text-properties style:font-name="Liberation Serif1" fo:font-style="normal" style:text-underline-style="none" fo:font-weight="normal" officeooo:rsid="00256b1a" officeooo:paragraph-rsid="00256b1a" style:font-name-asian="Liberation Serif1" style:font-style-asian="normal" style:font-weight-asian="normal" style:font-name-complex="Liberation Serif1" style:font-style-complex="normal" style:font-weight-complex="normal"/>
    </style:style>
    <style:style style:name="P58" style:family="paragraph" style:parent-style-name="Standard">
      <style:paragraph-properties fo:line-height="150%" fo:text-align="justify" style:justify-single-word="false"/>
      <style:text-properties style:font-name="Liberation Serif1" fo:font-style="normal" style:text-underline-style="none" fo:font-weight="normal" officeooo:rsid="00264fb2" officeooo:paragraph-rsid="00264fb2" style:font-name-asian="Liberation Serif1" style:font-style-asian="normal" style:font-weight-asian="normal" style:font-name-complex="Liberation Serif1" style:font-style-complex="normal" style:font-weight-complex="normal"/>
    </style:style>
    <style:style style:name="P59" style:family="paragraph" style:parent-style-name="Standard">
      <style:paragraph-properties fo:line-height="150%" fo:text-align="justify" style:justify-single-word="false"/>
      <style:text-properties style:font-name="Liberation Serif1" fo:font-style="normal" style:text-underline-style="none" fo:font-weight="normal" officeooo:rsid="00067a31" officeooo:paragraph-rsid="00264fb2" style:font-name-asian="Liberation Serif1" style:font-style-asian="normal" style:font-weight-asian="normal" style:font-name-complex="Liberation Serif1" style:font-style-complex="normal" style:font-weight-complex="normal"/>
    </style:style>
    <style:style style:name="P60" style:family="paragraph" style:parent-style-name="Standard">
      <style:paragraph-properties fo:line-height="150%" fo:text-align="justify" style:justify-single-word="false"/>
      <style:text-properties style:font-name="Liberation Serif1" fo:font-style="normal" style:text-underline-style="none" fo:font-weight="normal" officeooo:rsid="002b9ba2" officeooo:paragraph-rsid="002b705c" style:font-name-asian="Liberation Serif1" style:font-style-asian="normal" style:font-weight-asian="normal" style:font-name-complex="Liberation Serif1" style:font-style-complex="normal" style:font-weight-complex="normal"/>
    </style:style>
    <style:style style:name="P61" style:family="paragraph" style:parent-style-name="Standard">
      <style:paragraph-properties fo:line-height="150%" fo:text-align="justify" style:justify-single-word="false"/>
      <style:text-properties style:font-name="Liberation Serif1" fo:font-style="normal" style:text-underline-style="none" fo:font-weight="normal" officeooo:rsid="002d0bd0" officeooo:paragraph-rsid="002d0bd0" style:font-name-asian="Liberation Serif1" style:font-style-asian="normal" style:font-weight-asian="normal" style:font-name-complex="Liberation Serif1" style:font-style-complex="normal" style:font-weight-complex="normal"/>
    </style:style>
    <style:style style:name="P62" style:family="paragraph" style:parent-style-name="Standard">
      <style:paragraph-properties fo:line-height="150%" fo:text-align="justify" style:justify-single-word="false"/>
      <style:text-properties style:font-name="Liberation Serif1" fo:font-style="normal" style:text-underline-style="none" fo:font-weight="normal" officeooo:rsid="00315cb9" officeooo:paragraph-rsid="002d0bd0" style:font-name-asian="Liberation Serif1" style:font-style-asian="normal" style:font-weight-asian="normal" style:font-name-complex="Liberation Serif1" style:font-style-complex="normal" style:font-weight-complex="normal"/>
    </style:style>
    <style:style style:name="P63" style:family="paragraph" style:parent-style-name="Standard">
      <style:paragraph-properties fo:line-height="150%" fo:text-align="justify" style:justify-single-word="false"/>
      <style:text-properties style:font-name="Liberation Serif1" fo:font-style="normal" style:text-underline-style="none" fo:font-weight="normal" officeooo:rsid="00315cb9" officeooo:paragraph-rsid="00315cb9" style:font-name-asian="Liberation Serif1" style:font-style-asian="normal" style:font-weight-asian="normal" style:font-name-complex="Liberation Serif1" style:font-style-complex="normal" style:font-weight-complex="normal"/>
    </style:style>
    <style:style style:name="P64" style:family="paragraph" style:parent-style-name="Standard">
      <style:paragraph-properties fo:line-height="150%" fo:text-align="justify" style:justify-single-word="false"/>
      <style:text-properties style:font-name="Liberation Serif1" fo:font-style="normal" style:text-underline-style="none" fo:font-weight="normal" officeooo:rsid="00344546" officeooo:paragraph-rsid="00344546" style:font-name-asian="Liberation Serif1" style:font-style-asian="normal" style:font-weight-asian="normal" style:font-name-complex="Liberation Serif1" style:font-style-complex="normal" style:font-weight-complex="normal"/>
    </style:style>
    <style:style style:name="P65" style:family="paragraph" style:parent-style-name="Standard">
      <style:paragraph-properties fo:line-height="150%" fo:text-align="justify" style:justify-single-word="false"/>
      <style:text-properties style:font-name="Liberation Serif1" fo:font-style="normal" style:text-underline-style="none" fo:font-weight="normal" officeooo:rsid="0035479b" officeooo:paragraph-rsid="0035479b" style:font-name-asian="Liberation Serif1" style:font-style-asian="normal" style:font-weight-asian="normal" style:font-name-complex="Liberation Serif1" style:font-style-complex="normal" style:font-weight-complex="normal"/>
    </style:style>
    <style:style style:name="P66" style:family="paragraph" style:parent-style-name="Standard">
      <style:paragraph-properties fo:line-height="150%" fo:text-align="justify" style:justify-single-word="false"/>
      <style:text-properties style:font-name="Liberation Serif1" fo:font-style="normal" style:text-underline-style="none" fo:font-weight="normal" officeooo:rsid="003650b4" officeooo:paragraph-rsid="003650b4" style:font-name-asian="Liberation Serif1" style:font-style-asian="normal" style:font-weight-asian="normal" style:font-name-complex="Liberation Serif1" style:font-style-complex="normal" style:font-weight-complex="normal"/>
    </style:style>
    <style:style style:name="P67" style:family="paragraph" style:parent-style-name="Standard">
      <style:paragraph-properties fo:line-height="150%" fo:text-align="justify" style:justify-single-word="false"/>
      <style:text-properties officeooo:paragraph-rsid="001700a5"/>
    </style:style>
    <style:style style:name="P68" style:family="paragraph" style:parent-style-name="Standard">
      <style:paragraph-properties fo:line-height="150%" fo:text-align="justify" style:justify-single-word="false"/>
      <style:text-properties officeooo:paragraph-rsid="00210b0b"/>
    </style:style>
    <style:style style:name="P69" style:family="paragraph" style:parent-style-name="Standard">
      <style:paragraph-properties fo:line-height="150%" fo:text-align="justify" style:justify-single-word="false"/>
      <style:text-properties fo:font-size="10pt" fo:font-style="normal" fo:font-weight="normal" officeooo:rsid="00264fb2" officeooo:paragraph-rsid="00264fb2" style:font-size-asian="10pt" style:font-style-asian="normal" style:font-weight-asian="normal" style:font-size-complex="10pt" style:font-style-complex="normal" style:font-weight-complex="normal"/>
    </style:style>
    <style:style style:name="P70" style:family="paragraph" style:parent-style-name="Standard">
      <style:paragraph-properties fo:line-height="150%" fo:text-align="justify" style:justify-single-word="false" fo:break-before="page"/>
      <style:text-properties officeooo:rsid="0006e71a" officeooo:paragraph-rsid="0008a350"/>
    </style:style>
    <style:style style:name="P71" style:family="paragraph" style:parent-style-name="Standard">
      <style:paragraph-properties fo:line-height="150%" fo:text-align="justify" style:justify-single-word="false" fo:break-before="page"/>
      <style:text-properties fo:font-style="normal" officeooo:rsid="000a5c6a" officeooo:paragraph-rsid="000ac0d2" style:font-style-asian="normal" style:font-style-complex="normal"/>
    </style:style>
    <style:style style:name="P72" style:family="paragraph" style:parent-style-name="Standard">
      <style:paragraph-properties fo:line-height="150%" fo:text-align="justify" style:justify-single-word="false" fo:break-before="page"/>
      <style:text-properties fo:font-style="normal" fo:font-weight="normal" officeooo:rsid="000a5c6a" officeooo:paragraph-rsid="000b5b26" style:font-style-asian="normal" style:font-weight-asian="normal" style:font-style-complex="normal" style:font-weight-complex="normal"/>
    </style:style>
    <style:style style:name="P73" style:family="paragraph" style:parent-style-name="Standard">
      <style:paragraph-properties fo:line-height="150%" fo:text-align="justify" style:justify-single-word="false" fo:break-before="page"/>
      <style:text-properties fo:font-style="normal" fo:font-weight="normal" officeooo:rsid="000a5c6a" officeooo:paragraph-rsid="000e050f" style:font-style-asian="normal" style:font-weight-asian="normal" style:font-style-complex="normal" style:font-weight-complex="normal"/>
    </style:style>
    <style:style style:name="P74" style:family="paragraph" style:parent-style-name="Standard">
      <style:paragraph-properties fo:line-height="150%" fo:text-align="justify" style:justify-single-word="false" fo:break-before="page"/>
      <style:text-properties fo:font-style="normal" fo:font-weight="normal" officeooo:rsid="000a5c6a" officeooo:paragraph-rsid="000fd8dc" style:font-style-asian="normal" style:font-weight-asian="normal" style:font-style-complex="normal" style:font-weight-complex="normal"/>
    </style:style>
    <style:style style:name="P75" style:family="paragraph" style:parent-style-name="Standard">
      <style:paragraph-properties fo:line-height="150%" fo:text-align="justify" style:justify-single-word="false" fo:break-before="page"/>
      <style:text-properties fo:font-style="normal" fo:font-weight="normal" officeooo:rsid="000a5c6a" officeooo:paragraph-rsid="00136b05" style:font-style-asian="normal" style:font-weight-asian="normal" style:font-style-complex="normal" style:font-weight-complex="normal"/>
    </style:style>
    <style:style style:name="P76" style:family="paragraph" style:parent-style-name="Standard">
      <style:paragraph-properties fo:line-height="150%" fo:text-align="justify" style:justify-single-word="false" fo:break-before="page"/>
      <style:text-properties fo:font-style="normal" fo:font-weight="normal" officeooo:rsid="000a5c6a" officeooo:paragraph-rsid="0015953e" style:font-style-asian="normal" style:font-weight-asian="normal" style:font-style-complex="normal" style:font-weight-complex="normal"/>
    </style:style>
    <style:style style:name="P77" style:family="paragraph" style:parent-style-name="Standard">
      <style:paragraph-properties fo:line-height="150%" fo:text-align="justify" style:justify-single-word="false" fo:break-before="page"/>
      <style:text-properties fo:font-style="normal" fo:font-weight="normal" officeooo:rsid="000a5c6a" officeooo:paragraph-rsid="001700a5" style:font-style-asian="normal" style:font-weight-asian="normal" style:font-style-complex="normal" style:font-weight-complex="normal"/>
    </style:style>
    <style:style style:name="P78" style:family="paragraph" style:parent-style-name="Standard">
      <style:paragraph-properties fo:line-height="150%" fo:text-align="justify" style:justify-single-word="false" fo:break-before="page"/>
      <style:text-properties fo:font-style="normal" fo:font-weight="normal" officeooo:rsid="000a5c6a" officeooo:paragraph-rsid="00179266" style:font-style-asian="normal" style:font-weight-asian="normal" style:font-style-complex="normal" style:font-weight-complex="normal"/>
    </style:style>
    <style:style style:name="P79" style:family="paragraph" style:parent-style-name="Standard">
      <style:paragraph-properties fo:line-height="150%" fo:text-align="justify" style:justify-single-word="false" fo:break-before="page"/>
      <style:text-properties fo:font-style="normal" fo:font-weight="normal" officeooo:rsid="000a5c6a" officeooo:paragraph-rsid="001afa91" style:font-style-asian="normal" style:font-weight-asian="normal" style:font-style-complex="normal" style:font-weight-complex="normal"/>
    </style:style>
    <style:style style:name="P80" style:family="paragraph" style:parent-style-name="Standard">
      <style:paragraph-properties fo:line-height="150%" fo:text-align="justify" style:justify-single-word="false" fo:break-before="page"/>
      <style:text-properties fo:font-style="normal" fo:font-weight="normal" officeooo:rsid="000a5c6a" officeooo:paragraph-rsid="001cd0d5" style:font-style-asian="normal" style:font-weight-asian="normal" style:font-style-complex="normal" style:font-weight-complex="normal"/>
    </style:style>
    <style:style style:name="P81" style:family="paragraph" style:parent-style-name="Standard">
      <style:paragraph-properties fo:line-height="150%" fo:text-align="justify" style:justify-single-word="false" fo:break-before="page"/>
      <style:text-properties fo:font-style="normal" fo:font-weight="normal" officeooo:rsid="000a5c6a" officeooo:paragraph-rsid="001e2766" style:font-style-asian="normal" style:font-weight-asian="normal" style:font-style-complex="normal" style:font-weight-complex="normal"/>
    </style:style>
    <style:style style:name="P82" style:family="paragraph" style:parent-style-name="Standard">
      <style:paragraph-properties fo:line-height="150%" fo:text-align="justify" style:justify-single-word="false" fo:break-before="page"/>
      <style:text-properties fo:font-style="normal" fo:font-weight="normal" officeooo:rsid="000a5c6a" officeooo:paragraph-rsid="001fa2c9" style:font-style-asian="normal" style:font-weight-asian="normal" style:font-style-complex="normal" style:font-weight-complex="normal"/>
    </style:style>
    <style:style style:name="P83" style:family="paragraph" style:parent-style-name="Standard">
      <style:paragraph-properties fo:line-height="150%" fo:text-align="justify" style:justify-single-word="false" fo:break-before="page"/>
      <style:text-properties fo:font-style="normal" fo:font-weight="normal" officeooo:rsid="000a5c6a" officeooo:paragraph-rsid="00210b0b" style:font-style-asian="normal" style:font-weight-asian="normal" style:font-style-complex="normal" style:font-weight-complex="normal"/>
    </style:style>
    <style:style style:name="P84" style:family="paragraph" style:parent-style-name="Standard">
      <style:paragraph-properties fo:line-height="150%" fo:text-align="justify" style:justify-single-word="false" fo:break-before="page"/>
      <style:text-properties fo:font-style="normal" fo:font-weight="normal" officeooo:rsid="000a5c6a" officeooo:paragraph-rsid="00256b1a" style:font-style-asian="normal" style:font-weight-asian="normal" style:font-style-complex="normal" style:font-weight-complex="normal"/>
    </style:style>
    <style:style style:name="P85" style:family="paragraph" style:parent-style-name="Standard">
      <style:paragraph-properties fo:line-height="150%" fo:text-align="justify" style:justify-single-word="false" fo:break-before="page"/>
      <style:text-properties fo:font-style="normal" fo:font-weight="normal" officeooo:rsid="000a5c6a" officeooo:paragraph-rsid="00264fb2" style:font-style-asian="normal" style:font-weight-asian="normal" style:font-style-complex="normal" style:font-weight-complex="normal"/>
    </style:style>
    <style:style style:name="P86" style:family="paragraph" style:parent-style-name="Standard">
      <style:paragraph-properties fo:line-height="150%" fo:text-align="justify" style:justify-single-word="false" fo:break-before="page"/>
      <style:text-properties fo:font-style="normal" fo:font-weight="normal" officeooo:rsid="000a5c6a" officeooo:paragraph-rsid="0026a538" style:font-style-asian="normal" style:font-weight-asian="normal" style:font-style-complex="normal" style:font-weight-complex="normal"/>
    </style:style>
    <style:style style:name="P87" style:family="paragraph" style:parent-style-name="Standard">
      <style:paragraph-properties fo:line-height="150%" fo:text-align="justify" style:justify-single-word="false" fo:break-before="page"/>
      <style:text-properties fo:font-style="normal" fo:font-weight="normal" officeooo:rsid="000a5c6a" officeooo:paragraph-rsid="00285f90" style:font-style-asian="normal" style:font-weight-asian="normal" style:font-style-complex="normal" style:font-weight-complex="normal"/>
    </style:style>
    <style:style style:name="P88" style:family="paragraph" style:parent-style-name="Standard">
      <style:paragraph-properties fo:line-height="150%" fo:text-align="justify" style:justify-single-word="false" fo:break-before="page"/>
      <style:text-properties fo:font-style="normal" fo:font-weight="normal" officeooo:rsid="000a5c6a" officeooo:paragraph-rsid="00315cb9" style:font-style-asian="normal" style:font-weight-asian="normal" style:font-style-complex="normal" style:font-weight-complex="normal"/>
    </style:style>
    <style:style style:name="P89" style:family="paragraph" style:parent-style-name="Standard">
      <style:paragraph-properties fo:line-height="150%" fo:text-align="justify" style:justify-single-word="false" fo:break-before="page"/>
      <style:text-properties style:font-name="Liberation Serif1" fo:font-style="normal" fo:font-weight="normal" officeooo:rsid="000a5c6a" officeooo:paragraph-rsid="0023a321" style:font-name-asian="Liberation Serif1" style:font-style-asian="normal" style:font-weight-asian="normal" style:font-name-complex="Liberation Serif1" style:font-style-complex="normal" style:font-weight-complex="normal"/>
    </style:style>
    <style:style style:name="P90" style:family="paragraph" style:parent-style-name="Standard">
      <style:paragraph-properties fo:line-height="150%" fo:text-align="justify" style:justify-single-word="false" fo:break-before="page"/>
      <style:text-properties style:font-name="Liberation Serif1" fo:font-style="normal" style:text-underline-style="none" fo:font-weight="normal" officeooo:rsid="000a5c6a" officeooo:paragraph-rsid="00344546" style:font-name-asian="Liberation Serif1" style:font-style-asian="normal" style:font-weight-asian="normal" style:font-name-complex="Liberation Serif1" style:font-style-complex="normal" style:font-weight-complex="normal"/>
    </style:style>
    <style:style style:name="P91" style:family="paragraph" style:parent-style-name="Standard">
      <style:paragraph-properties fo:line-height="150%" fo:text-align="justify" style:justify-single-word="false" fo:break-before="page"/>
      <style:text-properties style:font-name="Liberation Serif1" fo:font-style="normal" style:text-underline-style="none" fo:font-weight="normal" officeooo:rsid="000a5c6a" officeooo:paragraph-rsid="0035479b" style:font-name-asian="Liberation Serif1" style:font-style-asian="normal" style:font-weight-asian="normal" style:font-name-complex="Liberation Serif1" style:font-style-complex="normal" style:font-weight-complex="normal"/>
    </style:style>
    <style:style style:name="P92" style:family="paragraph" style:parent-style-name="Standard">
      <style:paragraph-properties fo:line-height="150%" fo:text-align="justify" style:justify-single-word="false" fo:break-before="page"/>
      <style:text-properties style:font-name="Liberation Serif1" fo:font-style="normal" style:text-underline-style="none" fo:font-weight="normal" officeooo:rsid="000a5c6a" officeooo:paragraph-rsid="003650b4" style:font-name-asian="Liberation Serif1" style:font-style-asian="normal" style:font-weight-asian="normal" style:font-name-complex="Liberation Serif1" style:font-style-complex="normal" style:font-weight-complex="normal"/>
    </style:style>
    <style:style style:name="P93" style:family="paragraph" style:parent-style-name="Table_20_Contents">
      <style:paragraph-properties fo:text-align="justify" style:justify-single-word="false"/>
      <style:text-properties fo:font-style="italic" style:font-style-asian="italic" style:font-style-complex="italic"/>
    </style:style>
    <style:style style:name="P94" style:family="paragraph" style:parent-style-name="Table_20_Contents">
      <style:paragraph-properties fo:text-align="justify" style:justify-single-word="false"/>
      <style:text-properties fo:font-style="italic" officeooo:rsid="000d71ec" officeooo:paragraph-rsid="000d71ec" style:font-style-asian="italic" style:font-style-complex="italic"/>
    </style:style>
    <style:style style:name="P95" style:family="paragraph" style:parent-style-name="Table_20_Contents">
      <style:paragraph-properties fo:text-align="justify" style:justify-single-word="false"/>
      <style:text-properties officeooo:rsid="000d71ec" officeooo:paragraph-rsid="000d71ec"/>
    </style:style>
    <style:style style:name="P96" style:family="paragraph" style:parent-style-name="Table_20_Contents">
      <style:paragraph-properties fo:text-align="justify" style:justify-single-word="false"/>
      <style:text-properties fo:font-style="normal" officeooo:rsid="000d71ec" style:font-style-asian="normal" style:font-style-complex="normal"/>
    </style:style>
    <style:style style:name="P97" style:family="paragraph" style:parent-style-name="Table_20_Contents">
      <style:paragraph-properties fo:text-align="justify" style:justify-single-word="false"/>
      <style:text-properties fo:font-style="normal" officeooo:rsid="000d71ec" officeooo:paragraph-rsid="000d71ec" style:font-style-asian="normal" style:font-style-complex="normal"/>
    </style:style>
    <style:style style:name="P98" style:family="paragraph" style:parent-style-name="Table_20_Contents">
      <style:paragraph-properties fo:text-align="justify" style:justify-single-word="false"/>
      <style:text-properties style:font-name="Liberation Serif1" officeooo:rsid="000d71ec" officeooo:paragraph-rsid="000d71ec" style:font-name-asian="Liberation Serif1" style:font-name-complex="Liberation Serif1"/>
    </style:style>
    <style:style style:name="P99" style:family="paragraph" style:parent-style-name="Standard">
      <style:paragraph-properties fo:line-height="150%" fo:text-align="justify" style:justify-single-word="false"/>
      <style:text-properties style:font-name="Liberation Serif1" fo:font-style="italic" style:text-underline-style="none" fo:font-weight="normal" officeooo:rsid="0035479b" officeooo:paragraph-rsid="00344546" style:font-name-asian="Liberation Serif1" style:font-style-asian="italic" style:font-weight-asian="normal" style:font-name-complex="Liberation Serif1" style:font-style-complex="italic" style:font-weight-complex="normal"/>
    </style:style>
    <style:style style:name="P100" style:family="paragraph" style:parent-style-name="Standard">
      <style:paragraph-properties fo:line-height="150%" fo:text-align="justify" style:justify-single-word="false"/>
      <style:text-properties style:font-name="Liberation Serif1" fo:font-style="normal" style:text-underline-style="none" fo:font-weight="normal" officeooo:rsid="003650b4" officeooo:paragraph-rsid="003650b4" style:font-name-asian="Liberation Serif1" style:font-style-asian="normal" style:font-weight-asian="normal" style:font-name-complex="Liberation Serif1" style:font-style-complex="normal" style:font-weight-complex="normal"/>
    </style:style>
    <style:style style:name="P101" style:family="paragraph" style:parent-style-name="Standard">
      <style:paragraph-properties fo:line-height="150%" fo:text-align="justify" style:justify-single-word="false"/>
      <style:text-properties style:font-name="Liberation Serif1" fo:font-style="normal" style:text-underline-style="none" fo:font-weight="normal" officeooo:rsid="003acbfd" officeooo:paragraph-rsid="003acbfd" style:font-name-asian="Liberation Serif1" style:font-style-asian="normal" style:font-weight-asian="normal" style:font-name-complex="Liberation Serif1" style:font-style-complex="normal" style:font-weight-complex="normal"/>
    </style:style>
    <style:style style:name="P102" style:family="paragraph" style:parent-style-name="Standard">
      <style:paragraph-properties fo:line-height="150%" fo:text-align="justify" style:justify-single-word="false"/>
      <style:text-properties style:font-name="Liberation Serif1" fo:font-style="normal" style:text-underline-style="none" fo:font-weight="normal" officeooo:rsid="003c33fa" officeooo:paragraph-rsid="003c33fa" style:font-name-asian="Liberation Serif1" style:font-style-asian="normal" style:font-weight-asian="normal" style:font-name-complex="Liberation Serif1" style:font-style-complex="normal" style:font-weight-complex="normal"/>
    </style:style>
    <style:style style:name="P103" style:family="paragraph" style:parent-style-name="Standard">
      <style:paragraph-properties fo:line-height="150%" fo:text-align="justify" style:justify-single-word="false"/>
      <style:text-properties style:font-name="Liberation Serif1" fo:font-style="normal" style:text-underline-style="none" fo:font-weight="normal" officeooo:rsid="003cce72" officeooo:paragraph-rsid="003cce72" style:font-name-asian="Liberation Serif1" style:font-style-asian="normal" style:font-weight-asian="normal" style:font-name-complex="Liberation Serif1" style:font-style-complex="normal" style:font-weight-complex="normal"/>
    </style:style>
    <style:style style:name="P104" style:family="paragraph" style:parent-style-name="Standard">
      <style:paragraph-properties fo:line-height="150%" fo:text-align="justify" style:justify-single-word="false"/>
      <style:text-properties style:font-name="Liberation Serif1" fo:font-style="normal" style:text-underline-style="none" fo:font-weight="normal" officeooo:rsid="003e00f9" officeooo:paragraph-rsid="003e00f9" style:font-name-asian="Liberation Serif1" style:font-style-asian="normal" style:font-weight-asian="normal" style:font-name-complex="Liberation Serif1" style:font-style-complex="normal" style:font-weight-complex="normal"/>
    </style:style>
    <style:style style:name="P105" style:family="paragraph" style:parent-style-name="Standard">
      <style:paragraph-properties fo:line-height="150%" fo:text-align="justify" style:justify-single-word="false" fo:break-before="page"/>
      <style:text-properties style:font-name="Liberation Serif1" fo:font-style="normal" style:text-underline-style="none" fo:font-weight="normal" officeooo:rsid="003650b4" officeooo:paragraph-rsid="003650b4" style:font-name-asian="Liberation Serif1" style:font-style-asian="normal" style:font-weight-asian="normal" style:font-name-complex="Liberation Serif1" style:font-style-complex="normal" style:font-weight-complex="normal"/>
    </style:style>
    <style:style style:name="P106" style:family="paragraph" style:parent-style-name="Standard">
      <style:paragraph-properties fo:line-height="150%" fo:text-align="justify" style:justify-single-word="false" fo:break-before="page"/>
      <style:text-properties style:font-name="Liberation Serif1" fo:font-style="normal" style:text-underline-style="none" fo:font-weight="normal" officeooo:rsid="000a5c6a" officeooo:paragraph-rsid="003acbfd" style:font-name-asian="Liberation Serif1" style:font-style-asian="normal" style:font-weight-asian="normal" style:font-name-complex="Liberation Serif1" style:font-style-complex="normal" style:font-weight-complex="normal"/>
    </style:style>
    <style:style style:name="P107" style:family="paragraph" style:parent-style-name="Standard">
      <style:paragraph-properties fo:line-height="150%" fo:text-align="justify" style:justify-single-word="false" fo:break-before="page"/>
      <style:text-properties style:font-name="Liberation Serif1" fo:font-style="normal" style:text-underline-style="none" fo:font-weight="normal" officeooo:rsid="000a5c6a" officeooo:paragraph-rsid="003cce72" style:font-name-asian="Liberation Serif1" style:font-style-asian="normal" style:font-weight-asian="normal" style:font-name-complex="Liberation Serif1" style:font-style-complex="normal" style:font-weight-complex="normal"/>
    </style:style>
    <style:style style:name="P108" style:family="paragraph" style:parent-style-name="Standard">
      <style:paragraph-properties fo:line-height="150%" fo:text-align="justify" style:justify-single-word="false" fo:break-before="page"/>
      <style:text-properties style:font-name="Liberation Serif1" fo:font-style="normal" style:text-underline-style="none" fo:font-weight="normal" officeooo:rsid="000a5c6a" officeooo:paragraph-rsid="003e00f9" style:font-name-asian="Liberation Serif1" style:font-style-asian="normal" style:font-weight-asian="normal" style:font-name-complex="Liberation Serif1"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067a31" style:font-weight-asian="bold" style:font-weight-complex="bold"/>
    </style:style>
    <style:style style:name="T3" style:family="text">
      <style:text-properties fo:font-weight="bold" officeooo:rsid="0034389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67a31" style:font-weight-asian="normal" style:font-weight-complex="normal"/>
    </style:style>
    <style:style style:name="T6" style:family="text">
      <style:text-properties fo:font-weight="normal" officeooo:rsid="0006e71a" style:font-weight-asian="normal" style:font-weight-complex="normal"/>
    </style:style>
    <style:style style:name="T7" style:family="text">
      <style:text-properties style:font-name="Liberation Serif1"/>
    </style:style>
    <style:style style:name="T8" style:family="text">
      <style:text-properties style:font-name="Liberation Serif1" fo:font-weight="normal" style:font-weight-asian="normal" style:font-weight-complex="normal"/>
    </style:style>
    <style:style style:name="T9" style:family="text">
      <style:text-properties style:font-name="Liberation Serif1" fo:font-weight="normal" officeooo:rsid="0007ebff" style:font-weight-asian="normal" style:font-weight-complex="normal"/>
    </style:style>
    <style:style style:name="T10" style:family="text">
      <style:text-properties style:font-name="Liberation Serif1" fo:font-weight="normal" officeooo:rsid="0008a350" style:font-weight-asian="normal" style:font-weight-complex="normal"/>
    </style:style>
    <style:style style:name="T11" style:family="text">
      <style:text-properties style:font-name="Liberation Serif1" fo:font-weight="normal" officeooo:rsid="000a5c6a" style:font-weight-asian="normal" style:font-weight-complex="normal"/>
    </style:style>
    <style:style style:name="T12" style:family="text">
      <style:text-properties style:font-name="Liberation Serif1" fo:font-weight="normal" officeooo:rsid="00067a31" style:font-weight-asian="normal" style:font-weight-complex="normal"/>
    </style:style>
    <style:style style:name="T13" style:family="text">
      <style:text-properties style:font-name="Liberation Serif1" fo:font-weight="normal" officeooo:rsid="0026a538" style:font-weight-asian="normal" style:font-weight-complex="normal"/>
    </style:style>
    <style:style style:name="T14" style:family="text">
      <style:text-properties style:font-name="Liberation Serif1" fo:font-weight="normal" style:font-name-asian="Liberation Serif1" style:font-weight-asian="normal" style:font-name-complex="Liberation Serif1" style:font-weight-complex="normal"/>
    </style:style>
    <style:style style:name="T15" style:family="text">
      <style:text-properties style:font-name="Liberation Serif1" fo:font-weight="normal" officeooo:rsid="0017c73b" style:font-name-asian="Liberation Serif1" style:font-weight-asian="normal" style:font-name-complex="Liberation Serif1" style:font-weight-complex="normal"/>
    </style:style>
    <style:style style:name="T16" style:family="text">
      <style:text-properties style:font-name="Liberation Serif1" fo:font-weight="normal" officeooo:rsid="00191e73" style:font-name-asian="Liberation Serif1" style:font-weight-asian="normal" style:font-name-complex="Liberation Serif1" style:font-weight-complex="normal"/>
    </style:style>
    <style:style style:name="T17" style:family="text">
      <style:text-properties style:font-name="Liberation Serif1" fo:font-weight="normal" officeooo:rsid="00210adb" style:font-name-asian="Liberation Serif1" style:font-weight-asian="normal" style:font-name-complex="Liberation Serif1" style:font-weight-complex="normal"/>
    </style:style>
    <style:style style:name="T18" style:family="text">
      <style:text-properties style:font-name="Liberation Serif1" fo:font-weight="normal" officeooo:rsid="00210b0b" style:font-name-asian="Liberation Serif1" style:font-weight-asian="normal" style:font-name-complex="Liberation Serif1" style:font-weight-complex="normal"/>
    </style:style>
    <style:style style:name="T19" style:family="text">
      <style:text-properties style:font-name="Liberation Serif1" fo:font-weight="normal" officeooo:rsid="002a4604" style:font-name-asian="Liberation Serif1" style:font-weight-asian="normal" style:font-name-complex="Liberation Serif1" style:font-weight-complex="normal"/>
    </style:style>
    <style:style style:name="T20" style:family="text">
      <style:text-properties style:font-name="Liberation Serif1" fo:font-weight="normal" officeooo:rsid="003005c9" style:font-name-asian="Liberation Serif1" style:font-weight-asian="normal" style:font-name-complex="Liberation Serif1" style:font-weight-complex="normal"/>
    </style:style>
    <style:style style:name="T21" style:family="text">
      <style:text-properties style:font-name="Liberation Serif1" fo:font-style="italic" fo:font-weight="normal" style:font-style-asian="italic" style:font-weight-asian="normal" style:font-style-complex="italic" style:font-weight-complex="normal"/>
    </style:style>
    <style:style style:name="T22" style:family="text">
      <style:text-properties style:font-name="Liberation Serif1" fo:font-style="italic" fo:font-weight="normal" officeooo:rsid="0008a350" style:font-style-asian="italic" style:font-weight-asian="normal" style:font-style-complex="italic" style:font-weight-complex="normal"/>
    </style:style>
    <style:style style:name="T23" style:family="text">
      <style:text-properties style:font-name="Liberation Serif1" fo:font-style="italic" fo:font-weight="normal" officeooo:rsid="00067a31" style:font-style-asian="italic" style:font-weight-asian="normal" style:font-style-complex="italic" style:font-weight-complex="normal"/>
    </style:style>
    <style:style style:name="T24" style:family="text">
      <style:text-properties style:font-name="Liberation Serif1" fo:font-style="italic" fo:font-weight="normal" style:font-name-asian="Liberation Serif1" style:font-style-asian="italic" style:font-weight-asian="normal" style:font-name-complex="Liberation Serif1" style:font-style-complex="italic" style:font-weight-complex="normal"/>
    </style:style>
    <style:style style:name="T25" style:family="text">
      <style:text-properties style:font-name="Liberation Serif1" fo:font-style="italic" fo:font-weight="normal" officeooo:rsid="00191e73" style:font-name-asian="Liberation Serif1" style:font-style-asian="italic" style:font-weight-asian="normal" style:font-name-complex="Liberation Serif1" style:font-style-complex="italic" style:font-weight-complex="normal"/>
    </style:style>
    <style:style style:name="T26" style:family="text">
      <style:text-properties style:font-name="Liberation Serif1" fo:font-style="italic" fo:font-weight="normal" officeooo:rsid="00210adb" style:font-name-asian="Liberation Serif1" style:font-style-asian="italic" style:font-weight-asian="normal" style:font-name-complex="Liberation Serif1" style:font-style-complex="italic" style:font-weight-complex="normal"/>
    </style:style>
    <style:style style:name="T27" style:family="text">
      <style:text-properties style:font-name="Liberation Serif1" fo:font-style="italic" fo:font-weight="normal" officeooo:rsid="00210b0b" style:font-name-asian="Liberation Serif1" style:font-style-asian="italic" style:font-weight-asian="normal" style:font-name-complex="Liberation Serif1" style:font-style-complex="italic" style:font-weight-complex="normal"/>
    </style:style>
    <style:style style:name="T28" style:family="text">
      <style:text-properties style:font-name="Liberation Serif1" fo:font-style="italic" fo:font-weight="bold" officeooo:rsid="00067a31" style:font-style-asian="italic" style:font-weight-asian="bold" style:font-style-complex="italic" style:font-weight-complex="bold"/>
    </style:style>
    <style:style style:name="T29" style:family="text">
      <style:text-properties style:font-name="Liberation Serif1" fo:font-style="italic" fo:font-weight="bold" officeooo:rsid="00067a31" style:font-name-asian="Liberation Serif1" style:font-style-asian="italic" style:font-weight-asian="bold" style:font-name-complex="Liberation Serif1" style:font-style-complex="italic" style:font-weight-complex="bold"/>
    </style:style>
    <style:style style:name="T30" style:family="text">
      <style:text-properties style:font-name="Liberation Serif1" fo:font-style="italic" style:font-name-asian="Liberation Serif1" style:font-style-asian="italic" style:font-name-complex="Liberation Serif1" style:font-style-complex="italic"/>
    </style:style>
    <style:style style:name="T31" style:family="text">
      <style:text-properties style:font-name="Liberation Serif1" fo:font-style="italic" officeooo:rsid="000b5b26" style:font-name-asian="Liberation Serif1" style:font-style-asian="italic" style:font-name-complex="Liberation Serif1" style:font-style-complex="italic"/>
    </style:style>
    <style:style style:name="T32" style:family="text">
      <style:text-properties style:font-name="Liberation Serif1" fo:font-style="italic" officeooo:rsid="00067a31" style:font-name-asian="Liberation Serif1" style:font-style-asian="italic" style:font-name-complex="Liberation Serif1" style:font-style-complex="italic"/>
    </style:style>
    <style:style style:name="T33" style:family="text">
      <style:text-properties style:font-name="Liberation Serif1" fo:font-style="italic" style:text-underline-style="none" style:font-name-asian="Liberation Serif1" style:font-style-asian="italic" style:font-name-complex="Liberation Serif1" style:font-style-complex="italic"/>
    </style:style>
    <style:style style:name="T34" style:family="text">
      <style:text-properties style:font-name="Liberation Serif1" fo:font-style="italic" style:text-underline-style="none" officeooo:rsid="002b705c" style:font-name-asian="Liberation Serif1" style:font-style-asian="italic" style:font-name-complex="Liberation Serif1" style:font-style-complex="italic"/>
    </style:style>
    <style:style style:name="T35" style:family="text">
      <style:text-properties style:font-name="Liberation Serif1" fo:font-style="italic" style:text-underline-style="none" officeooo:rsid="002d0bd0" style:font-name-asian="Liberation Serif1" style:font-style-asian="italic" style:font-name-complex="Liberation Serif1" style:font-style-complex="italic"/>
    </style:style>
    <style:style style:name="T36" style:family="text">
      <style:text-properties style:font-name="Liberation Serif1" fo:font-weight="bold" style:font-weight-asian="bold" style:font-weight-complex="bold"/>
    </style:style>
    <style:style style:name="T37" style:family="text">
      <style:text-properties style:font-name="Liberation Serif1" fo:font-weight="bold" officeooo:rsid="000ac0d2" style:font-weight-asian="bold" style:font-weight-complex="bold"/>
    </style:style>
    <style:style style:name="T38" style:family="text">
      <style:text-properties style:font-name="Liberation Serif1" fo:font-weight="bold" officeooo:rsid="00067a31" style:font-weight-asian="bold" style:font-weight-complex="bold"/>
    </style:style>
    <style:style style:name="T39" style:family="text">
      <style:text-properties style:font-name="Liberation Serif1" fo:font-weight="bold" officeooo:rsid="000b5b26" style:font-weight-asian="bold" style:font-weight-complex="bold"/>
    </style:style>
    <style:style style:name="T40" style:family="text">
      <style:text-properties style:font-name="Liberation Serif1" fo:font-weight="bold" style:font-name-asian="Liberation Serif1" style:font-weight-asian="bold" style:font-name-complex="Liberation Serif1" style:font-weight-complex="bold"/>
    </style:style>
    <style:style style:name="T41" style:family="text">
      <style:text-properties style:font-name="Liberation Serif1" fo:font-weight="bold" officeooo:rsid="00067a31" style:font-name-asian="Liberation Serif1" style:font-weight-asian="bold" style:font-name-complex="Liberation Serif1" style:font-weight-complex="bold"/>
    </style:style>
    <style:style style:name="T42" style:family="text">
      <style:text-properties style:font-name="Liberation Serif1" fo:font-weight="bold" officeooo:rsid="000d71ec" style:font-name-asian="Liberation Serif1" style:font-weight-asian="bold" style:font-name-complex="Liberation Serif1" style:font-weight-complex="bold"/>
    </style:style>
    <style:style style:name="T43" style:family="text">
      <style:text-properties style:font-name="Liberation Serif1" fo:font-weight="bold" officeooo:rsid="0010724e" style:font-name-asian="Liberation Serif1" style:font-weight-asian="bold" style:font-name-complex="Liberation Serif1" style:font-weight-complex="bold"/>
    </style:style>
    <style:style style:name="T44" style:family="text">
      <style:text-properties style:font-name="Liberation Serif1" fo:font-weight="bold" officeooo:rsid="0011205b" style:font-name-asian="Liberation Serif1" style:font-weight-asian="bold" style:font-name-complex="Liberation Serif1" style:font-weight-complex="bold"/>
    </style:style>
    <style:style style:name="T45" style:family="text">
      <style:text-properties style:font-name="Liberation Serif1" fo:font-weight="bold" officeooo:rsid="001e2766" style:font-name-asian="Liberation Serif1" style:font-weight-asian="bold" style:font-name-complex="Liberation Serif1" style:font-weight-complex="bold"/>
    </style:style>
    <style:style style:name="T46" style:family="text">
      <style:text-properties style:font-name="Liberation Serif1" fo:font-weight="bold" officeooo:rsid="001f077e" style:font-name-asian="Liberation Serif1" style:font-weight-asian="bold" style:font-name-complex="Liberation Serif1" style:font-weight-complex="bold"/>
    </style:style>
    <style:style style:name="T47" style:family="text">
      <style:text-properties style:font-name="Liberation Serif1" fo:font-weight="bold" officeooo:rsid="0026a538" style:font-name-asian="Liberation Serif1" style:font-weight-asian="bold" style:font-name-complex="Liberation Serif1" style:font-weight-complex="bold"/>
    </style:style>
    <style:style style:name="T48" style:family="text">
      <style:text-properties style:font-name="Liberation Serif1" officeooo:rsid="00067a31"/>
    </style:style>
    <style:style style:name="T49" style:family="text">
      <style:text-properties style:font-name="Liberation Serif1" officeooo:rsid="000b5b26"/>
    </style:style>
    <style:style style:name="T50" style:family="text">
      <style:text-properties style:font-name="Liberation Serif1" style:font-name-asian="Liberation Serif1" style:font-name-complex="Liberation Serif1"/>
    </style:style>
    <style:style style:name="T51" style:family="text">
      <style:text-properties style:font-name="Liberation Serif1" officeooo:rsid="00067a31" style:font-name-asian="Liberation Serif1" style:font-name-complex="Liberation Serif1"/>
    </style:style>
    <style:style style:name="T52" style:family="text">
      <style:text-properties style:font-name="Liberation Serif1" officeooo:rsid="000d0bce" style:font-name-asian="Liberation Serif1" style:font-name-complex="Liberation Serif1"/>
    </style:style>
    <style:style style:name="T53" style:family="text">
      <style:text-properties style:font-name="Liberation Serif1" officeooo:rsid="000d71ec" style:font-name-asian="Liberation Serif1" style:font-name-complex="Liberation Serif1"/>
    </style:style>
    <style:style style:name="T54" style:family="text">
      <style:text-properties style:font-name="Liberation Serif1" officeooo:rsid="0010724e" style:font-name-asian="Liberation Serif1" style:font-name-complex="Liberation Serif1"/>
    </style:style>
    <style:style style:name="T55" style:family="text">
      <style:text-properties style:font-name="Liberation Serif1" officeooo:rsid="0011205b" style:font-name-asian="Liberation Serif1" style:font-name-complex="Liberation Serif1"/>
    </style:style>
    <style:style style:name="T56" style:family="text">
      <style:text-properties style:font-name="Liberation Serif1" officeooo:rsid="0011c8ca" style:font-name-asian="Liberation Serif1" style:font-name-complex="Liberation Serif1"/>
    </style:style>
    <style:style style:name="T57" style:family="text">
      <style:text-properties style:font-name="Liberation Serif1" officeooo:rsid="00154bc4" style:font-name-asian="Liberation Serif1" style:font-name-complex="Liberation Serif1"/>
    </style:style>
    <style:style style:name="T58" style:family="text">
      <style:text-properties style:font-name="Liberation Serif1" officeooo:rsid="0015953e" style:font-name-asian="Liberation Serif1" style:font-name-complex="Liberation Serif1"/>
    </style:style>
    <style:style style:name="T59" style:family="text">
      <style:text-properties style:font-name="Liberation Serif1" officeooo:rsid="001700a5" style:font-name-asian="Liberation Serif1" style:font-name-complex="Liberation Serif1"/>
    </style:style>
    <style:style style:name="T60" style:family="text">
      <style:text-properties style:font-name="Liberation Serif1" officeooo:rsid="000b5b26" style:font-name-asian="Liberation Serif1" style:font-name-complex="Liberation Serif1"/>
    </style:style>
    <style:style style:name="T61" style:family="text">
      <style:text-properties style:font-name="Liberation Serif1" officeooo:rsid="001e2766" style:font-name-asian="Liberation Serif1" style:font-name-complex="Liberation Serif1"/>
    </style:style>
    <style:style style:name="T62" style:family="text">
      <style:text-properties style:font-name="Liberation Serif1" officeooo:rsid="001f077e" style:font-name-asian="Liberation Serif1" style:font-name-complex="Liberation Serif1"/>
    </style:style>
    <style:style style:name="T63" style:family="text">
      <style:text-properties style:font-name="Liberation Serif1" officeooo:rsid="0026a538" style:font-name-asian="Liberation Serif1" style:font-name-complex="Liberation Serif1"/>
    </style:style>
    <style:style style:name="T64" style:family="text">
      <style:text-properties style:font-name="Liberation Serif1" officeooo:rsid="00285f90" style:font-name-asian="Liberation Serif1" style:font-name-complex="Liberation Serif1"/>
    </style:style>
    <style:style style:name="T65" style:family="text">
      <style:text-properties style:font-name="Liberation Serif1" officeooo:rsid="002b705c" style:font-name-asian="Liberation Serif1" style:font-name-complex="Liberation Serif1"/>
    </style:style>
    <style:style style:name="T66" style:family="text">
      <style:text-properties style:font-name="Liberation Serif1" fo:font-style="normal" fo:font-weight="normal" officeooo:rsid="001700a5" style:font-name-asian="Liberation Serif1" style:font-style-asian="normal" style:font-weight-asian="normal" style:font-name-complex="Liberation Serif1" style:font-style-complex="normal" style:font-weight-complex="normal"/>
    </style:style>
    <style:style style:name="T67" style:family="text">
      <style:text-properties style:font-name="Liberation Serif1" fo:font-style="normal" fo:font-weight="normal" officeooo:rsid="00173ef8" style:font-name-asian="Liberation Serif1" style:font-style-asian="normal" style:font-weight-asian="normal" style:font-name-complex="Liberation Serif1" style:font-style-complex="normal" style:font-weight-complex="normal"/>
    </style:style>
    <style:style style:name="T68" style:family="text">
      <style:text-properties style:font-name="Liberation Serif1" fo:font-style="normal" fo:font-weight="normal" officeooo:rsid="00210b0b" style:font-name-asian="Liberation Serif1" style:font-style-asian="normal" style:font-weight-asian="normal" style:font-name-complex="Liberation Serif1" style:font-style-complex="normal" style:font-weight-complex="normal"/>
    </style:style>
    <style:style style:name="T69" style:family="text">
      <style:text-properties style:font-name="Liberation Serif1" fo:font-style="normal" fo:font-weight="normal" officeooo:rsid="00225c40" style:font-name-asian="Liberation Serif1" style:font-style-asian="normal" style:font-weight-asian="normal" style:font-name-complex="Liberation Serif1" style:font-style-complex="normal" style:font-weight-complex="normal"/>
    </style:style>
    <style:style style:name="T70" style:family="text">
      <style:text-properties style:font-name="Liberation Serif1" fo:font-style="normal" fo:font-weight="normal" officeooo:rsid="003005c9" style:font-name-asian="Liberation Serif1" style:font-style-asian="normal" style:font-weight-asian="normal" style:font-name-complex="Liberation Serif1" style:font-style-complex="normal" style:font-weight-complex="normal"/>
    </style:style>
    <style:style style:name="T71" style:family="text">
      <style:text-properties style:font-name="Liberation Serif1" fo:font-style="normal" fo:font-weight="bold" officeooo:rsid="00179266" style:font-name-asian="Liberation Serif1" style:font-style-asian="normal" style:font-weight-asian="bold" style:font-name-complex="Liberation Serif1" style:font-style-complex="normal" style:font-weight-complex="bold"/>
    </style:style>
    <style:style style:name="T72" style:family="text">
      <style:text-properties style:font-name="Liberation Serif1" fo:font-style="normal" style:font-name-asian="Liberation Serif1" style:font-style-asian="normal" style:font-name-complex="Liberation Serif1" style:font-style-complex="normal"/>
    </style:style>
    <style:style style:name="T73" style:family="text">
      <style:text-properties style:font-name="Liberation Serif1" style:text-underline-style="none" fo:font-weight="bold" style:font-name-asian="Liberation Serif1" style:font-weight-asian="bold" style:font-name-complex="Liberation Serif1" style:font-weight-complex="bold"/>
    </style:style>
    <style:style style:name="T74" style:family="text">
      <style:text-properties style:font-name="Liberation Serif1" style:text-underline-style="none" fo:font-weight="bold" officeooo:rsid="00067a31" style:font-name-asian="Liberation Serif1" style:font-weight-asian="bold" style:font-name-complex="Liberation Serif1" style:font-weight-complex="bold"/>
    </style:style>
    <style:style style:name="T75" style:family="text">
      <style:text-properties style:font-name="Liberation Serif1" style:text-underline-style="none" fo:font-weight="bold" officeooo:rsid="00285f90" style:font-name-asian="Liberation Serif1" style:font-weight-asian="bold" style:font-name-complex="Liberation Serif1" style:font-weight-complex="bold"/>
    </style:style>
    <style:style style:name="T76" style:family="text">
      <style:text-properties style:font-name="Liberation Serif1" style:text-underline-style="none" fo:font-weight="bold" officeooo:rsid="002b9ba2" style:font-name-asian="Liberation Serif1" style:font-weight-asian="bold" style:font-name-complex="Liberation Serif1" style:font-weight-complex="bold"/>
    </style:style>
    <style:style style:name="T77" style:family="text">
      <style:text-properties style:font-name="Liberation Serif1" style:text-underline-style="none" style:font-name-asian="Liberation Serif1" style:font-name-complex="Liberation Serif1"/>
    </style:style>
    <style:style style:name="T78" style:family="text">
      <style:text-properties style:font-name="Liberation Serif1" style:text-underline-style="none" officeooo:rsid="00067a31" style:font-name-asian="Liberation Serif1" style:font-name-complex="Liberation Serif1"/>
    </style:style>
    <style:style style:name="T79" style:family="text">
      <style:text-properties style:font-name="Liberation Serif1" style:text-underline-style="none" officeooo:rsid="002b9ba2" style:font-name-asian="Liberation Serif1" style:font-name-complex="Liberation Serif1"/>
    </style:style>
    <style:style style:name="T80" style:family="text">
      <style:text-properties style:font-name="Liberation Serif1" style:text-underline-style="none" officeooo:rsid="003005c9" style:font-name-asian="Liberation Serif1" style:font-name-complex="Liberation Serif1"/>
    </style:style>
    <style:style style:name="T81" style:family="text">
      <style:text-properties style:font-name="Liberation Serif1" style:text-underline-style="none" officeooo:rsid="00315cb9" style:font-name-asian="Liberation Serif1" style:font-name-complex="Liberation Serif1"/>
    </style:style>
    <style:style style:name="T82" style:family="text">
      <style:text-properties style:font-name="Liberation Serif1" style:text-underline-style="none" officeooo:rsid="0034389d" style:font-name-asian="Liberation Serif1" style:font-name-complex="Liberation Serif1"/>
    </style:style>
    <style:style style:name="T83" style:family="text">
      <style:text-properties fo:font-style="normal" style:font-style-asian="normal" style:font-style-complex="normal"/>
    </style:style>
    <style:style style:name="T84" style:family="text">
      <style:text-properties fo:font-style="normal" officeooo:rsid="000d71ec" style:font-style-asian="normal" style:font-style-complex="normal"/>
    </style:style>
    <style:style style:name="T85" style:family="text">
      <style:text-properties style:font-name="Liberation Serif" fo:font-style="normal" style:font-name-asian="SimSun" style:font-style-asian="normal" style:font-name-complex="Lucida Sans" style:font-style-complex="normal"/>
    </style:style>
    <style:style style:name="T86" style:family="text">
      <style:text-properties officeooo:rsid="00067a31"/>
    </style:style>
    <style:style style:name="T87" style:family="text">
      <style:text-properties fo:font-style="italic" style:font-style-asian="italic" style:font-style-complex="italic"/>
    </style:style>
    <style:style style:name="T88" style:family="text">
      <style:text-properties fo:font-style="italic" officeooo:rsid="00255280" style:font-style-asian="italic" style:font-style-complex="italic"/>
    </style:style>
    <style:style style:name="T89" style:family="text">
      <style:text-properties fo:font-style="italic" officeooo:rsid="00256b1a" style:font-style-asian="italic" style:font-style-complex="italic"/>
    </style:style>
    <style:style style:name="T90" style:family="text">
      <style:text-properties fo:font-style="italic" officeooo:rsid="002b705c" style:font-style-asian="italic" style:font-style-complex="italic"/>
    </style:style>
    <style:style style:name="T91" style:family="text">
      <style:text-properties fo:font-style="italic" officeooo:rsid="0035479b" style:font-style-asian="italic" style:font-style-complex="italic"/>
    </style:style>
    <style:style style:name="T92" style:family="text">
      <style:text-properties fo:font-style="italic" officeooo:rsid="0034eddb" style:font-style-asian="italic" style:font-style-complex="italic"/>
    </style:style>
    <style:style style:name="T93" style:family="text">
      <style:text-properties fo:font-style="italic" officeooo:rsid="00067a31" style:font-style-asian="italic" style:font-style-complex="italic"/>
    </style:style>
    <style:style style:name="T94" style:family="text">
      <style:text-properties fo:font-style="italic" officeooo:rsid="00366623" style:font-style-asian="italic" style:font-style-complex="italic"/>
    </style:style>
    <style:style style:name="T95" style:family="text">
      <style:text-properties fo:font-style="italic" officeooo:rsid="003ac1f4" style:font-style-asian="italic" style:font-style-complex="italic"/>
    </style:style>
    <style:style style:name="T96" style:family="text">
      <style:text-properties fo:font-style="italic" fo:font-weight="bold" style:font-style-asian="italic" style:font-weight-asian="bold" style:font-style-complex="italic" style:font-weight-complex="bold"/>
    </style:style>
    <style:style style:name="T97" style:family="text">
      <style:text-properties fo:font-style="italic" fo:font-weight="bold" officeooo:rsid="00067a31" style:font-style-asian="italic" style:font-weight-asian="bold" style:font-style-complex="italic" style:font-weight-complex="bold"/>
    </style:style>
    <style:style style:name="T98" style:family="text">
      <style:text-properties officeooo:rsid="00255280"/>
    </style:style>
    <style:style style:name="T99" style:family="text">
      <style:text-properties officeooo:rsid="00256b1a"/>
    </style:style>
    <style:style style:name="T100" style:family="text">
      <style:text-properties officeooo:rsid="0026a538"/>
    </style:style>
    <style:style style:name="T101" style:family="text">
      <style:text-properties officeooo:rsid="0034389d"/>
    </style:style>
    <style:style style:name="T102" style:family="text">
      <style:text-properties officeooo:rsid="00344546"/>
    </style:style>
    <style:style style:name="T103" style:family="text">
      <style:text-properties officeooo:rsid="0034eddb"/>
    </style:style>
    <style:style style:name="T104" style:family="text">
      <style:text-properties officeooo:rsid="0035479b"/>
    </style:style>
    <style:style style:name="T105" style:family="text">
      <style:text-properties officeooo:rsid="00366623"/>
    </style:style>
    <style:style style:name="T106" style:family="text">
      <style:text-properties officeooo:rsid="003ac1f4"/>
    </style:style>
    <style:style style:name="T107" style:family="text">
      <style:text-properties style:font-name="Liberation Serif1" style:font-name-asian="Liberation Serif1" style:font-name-complex="Liberation Serif1"/>
    </style:style>
    <style:style style:name="T108" style:family="text">
      <style:text-properties style:font-name="Liberation Serif1" officeooo:rsid="003ac1f4" style:font-name-asian="Liberation Serif1" style:font-name-complex="Liberation Serif1"/>
    </style:style>
    <style:style style:name="T109" style:family="text">
      <style:text-properties style:font-name="Liberation Serif1" officeooo:rsid="003e00f9" style:font-name-asian="Liberation Serif1" style:font-name-complex="Liberation Serif1"/>
    </style:style>
    <style:style style:name="T110" style:family="text">
      <style:text-properties style:font-name="Liberation Serif1" officeooo:rsid="00067a31" style:font-name-asian="Liberation Serif1" style:font-name-complex="Liberation Serif1"/>
    </style:style>
    <style:style style:name="T111" style:family="text">
      <style:text-properties style:font-name="Liberation Serif1" officeooo:rsid="003f3cf3" style:font-name-asian="Liberation Serif1" style:font-name-complex="Liberation Serif1"/>
    </style:style>
    <style:style style:name="T112" style:family="text">
      <style:text-properties style:font-name="Liberation Serif1" fo:font-weight="bold" style:font-name-asian="Liberation Serif1" style:font-weight-asian="bold" style:font-name-complex="Liberation Serif1" style:font-weight-complex="bold"/>
    </style:style>
    <style:style style:name="T113" style:family="text">
      <style:text-properties style:font-name="Liberation Serif1" fo:font-weight="bold" officeooo:rsid="00067a31" style:font-name-asian="Liberation Serif1" style:font-weight-asian="bold" style:font-name-complex="Liberation Serif1" style:font-weight-complex="bold"/>
    </style:style>
    <style:style style:name="T114" style:family="text">
      <style:text-properties officeooo:rsid="003c33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text:span text:style-name="T2">Cuenca, M.J. y J. Hilferty (1999). </text:span><text:span text:style-name="T5">Introducción a la lingüística cognitiva. Barcelona. Ariel.</text:span></text:p>
      <text:p text:style-name="P1"><text:span text:style-name="T4">P. </text:span><text:span text:style-name="T6">14</text:span></text:p>
      <text:p text:style-name="P32"/>
      <text:p text:style-name="P33">Gibbs sugiere … que la lingüística cognitiva merece especialmente el adjetivo cognitiva porque incorpora un gran abanico de datos de otras disciplinas cognitiva y sobre todo porque “busca activamente las correspondencias entre el pensamiento conceptual, la experiencia corpórea y la estructura lingüística”, al tiempo que “intenta descubrir los contenidos reales de la cognición humana” (1996:49) y no solo la arquitectura del lenguaje y del conocimiento humano.</text:p>
      <text:p text:style-name="P2"><text:span text:style-name="T8"><text:tab/></text:span><text:span text:style-name="T9">En conclusión, lo que hace de la lingüística cognitiva un paradigma lingüístico diferenciado y nuevo es el principio de que “las categorías lingüísticas no son autónomas respecto a la organización conceptual general y los mecanismos del pe</text:span><text:span text:style-name="T13">n</text:span><text:span text:style-name="T9">samiento (Gibbs 1996:3</text:span><text:span text:style-name="T10">1</text:span><text:span text:style-name="T9"> </text:span><text:span text:style-name="T22">What’s cognitive about cognitive linguistics?” en E.H. Casad (de.), 25-53.</text:span></text:p>
      <text:p text:style-name="P34"/>
      <text:p text:style-name="P70"><text:span text:style-name="T28">Cuenca, M.J. y J. Hilferty (1999). </text:span><text:span text:style-name="T23">Introducción a la lingüística cognitiva. Barcelona. Ariel.</text:span></text:p>
      <text:p text:style-name="P3"><text:span text:style-name="T23">P. </text:span><text:span text:style-name="T21">14</text:span></text:p>
      <text:p text:style-name="P4"><text:span text:style-name="T8">Adriens (1993;142: </text:span><text:span text:style-name="T21">“Proces linguistics: , en R.A. Geiger &amp; B. Rudzka-Ostym (eds.), 141-170)</text:span><text:span text:style-name="T8"> </text:span><text:span text:style-name="T11">define así el concepto de ciencia cogniti</text:span><text:span text:style-name="T13">v</text:span><text:span text:style-name="T11">a: es un paradigma de científico que intenta conju</text:span><text:span text:style-name="T13">g</text:span><text:span text:style-name="T11">ar una serie de campos existentes (la inteligencia artificial, la psicología, la ciencia neurológica, la filosofía, la lingüística y la antropología) en un esfuerzo conjunto para estudiar el dominio complejo de la cognición/inteligencia en su sentido más amplio (incluyendo, por ejemplo, problemas de representación del conocimiento, procesamiento, aprendizaje, razonamiento y resolución de problemas)</text:span></text:p>
      <text:p text:style-name="P38"/>
      <text:p text:style-name="P39">P. 15 </text:p>
      <text:p text:style-name="P5"><text:span text:style-name="T8">En líneas generales, la lingüística cognitiva adopta un punto de vista filosófico que Lakoff y Johnson han denominado </text:span><text:span text:style-name="T36">experiencialismo</text:span><text:span text:style-name="T8"> o realismo experiencial, en contraposición al </text:span><text:span text:style-name="T37">ob</text:span><text:span text:style-name="T36">jetivismo</text:span><text:span text:style-name="T8">.</text:span></text:p>
      <text:p text:style-name="P39"/>
      <text:p text:style-name="P71"><text:span text:style-name="T38">Cuenca, M.J. y J. Hilferty (1999).</text:span><text:span text:style-name="T12"> Introducción a la lingüística cognitiva. Barcelona. Ariel.</text:span></text:p>
      <text:p text:style-name="P6"><text:span text:style-name="T48">P. </text:span><text:span text:style-name="T7">15</text:span></text:p>
      <text:p text:style-name="P6"><text:span text:style-name="T7"><text:tab/></text:span><text:span text:style-name="T49">El pensamiento es abstracto e independiente de las limitaciones del cuerpo humano, de su sistema perceptual y nervioso. Por el contrario, para el </text:span><text:span text:style-name="T39">experiencialista</text:span><text:span text:style-name="T49"> el pensamiento </text:span><text:span text:style-name="T60">―es decir, las estructuras que constituyen nuestros sistemas conceptuales― surge de a experiencia corpórea y tienen sentido según dicha experiencia. En lo que en inglés se denomina </text:span><text:span text:style-name="T31">embordimente</text:span><text:span text:style-name="T60"> y que podríamos traducir como carácter corpóreo del lenguaje. El núcleo de nuestros sistemas conceptuales se basa directamente en la percepción, el movimiento corporal y en la experiencia física y social.</text:span></text:p>
      <text:p text:style-name="P40"/>
      <text:p text:style-name="P40"/>
      <text:p text:style-name="P72"><text:span text:style-name="T41">Cuenca, M.J. y J. Hilferty (1999). </text:span><text:span text:style-name="T51">Introducción a la lingüística cognitiva. Barcelona. Ariel.</text:span></text:p>
      <text:p text:style-name="P7"><text:span text:style-name="T51">P. </text:span><text:span text:style-name="T52">16</text:span></text:p>
      <text:p text:style-name="P8"><text:span text:style-name="T50">Para los </text:span><text:span text:style-name="T40">objetivistas</text:span><text:span text:style-name="T50"> el pensamiento es “lógico”, en el sentido filosófico término: puede ser formalizado de manera precisa por sistemas como los de la matemática. Sin embargo, para los </text:span><text:span text:style-name="T40">experimentalistas</text:span><text:span text:style-name="T50">, el pensamiento es imaginativo, lo cual explica la capacidad para el pensamiento abstracto, que nos lleva más allá de lo que podemos percibir. La estructura conceptual sólo puede describirse usando “modelos cognitivos”, no a partir de valores de verdad como los utilizados por la lógica proposicional.</text:span></text:p>
      <text:p text:style-name="P8"><text:span text:style-name="T50"><text:tab/><text:tab/></text:span><text:span text:style-name="T53">Tabla 1.<text:tab/></text:span><text:span text:style-name="T42">Dos conce</text:span><text:span text:style-name="T47">p</text:span><text:span text:style-name="T42">ciones del pensamiento</text:span></text:p>
      <table:table table:name="Table1" table:style-name="Table1">
        <table:table-column table:style-name="Table1.A"/>
        <table:table-column table:style-name="Table1.B"/>
        <table:table-row>
          <table:table-cell table:style-name="Table1.A1" office:value-type="string">
            <text:p text:style-name="P94">Objetivista</text:p>
          </table:table-cell>
          <table:table-cell table:style-name="Table1.A1" office:value-type="string">
            <text:p text:style-name="P95">Experiencialista</text:p>
          </table:table-cell>
        </table:table-row>
        <table:table-row table:style-name="Table1.2">
          <table:table-cell table:style-name="Table1.A1" office:value-type="string">
            <text:p text:style-name="P93"><text:s text:c="2"/><text:span text:style-name="T53">•</text:span><text:span text:style-name="T84">Pensar es manipular símbolos abstractos, que se relacionan directamente con el mundo</text:span></text:p>
            <text:p text:style-name="P96"/>
            <text:p text:style-name="P94"><text:span text:style-name="T72">•</text:span><text:span text:style-name="T85"> </text:span><text:span text:style-name="T83">el pensamiento es independiente del cuerpo humano</text:span></text:p>
            <text:p text:style-name="P97"/>
            <text:p text:style-name="P94"><text:span text:style-name="T72">•</text:span><text:span text:style-name="T85"> <text:s/></text:span><text:span text:style-name="T83">el pensamiento es atomístico</text:span></text:p>
            <text:p text:style-name="P97"/>
            <text:p text:style-name="P94"><text:span text:style-name="T72">•</text:span><text:span text:style-name="T85"> <text:s/></text:span><text:span text:style-name="T83">el pensamiento es lógico y puede ser formalizado y descrito a partir de valores de verdad</text:span></text:p>
          </table:table-cell>
          <table:table-cell table:style-name="Table1.A1" office:value-type="string">
            <text:p text:style-name="P98"><text:s/>•el pensamiento responde a una estructura ecológica</text:p>
            <text:p text:style-name="P98"/>
            <text:p text:style-name="P98"><text:s text:c="2"/>• el pensamiento tiene carácter corpóreo, es decir, se basa en la experiencia corporal humana</text:p>
            <text:p text:style-name="P98"/>
            <text:p text:style-name="P98"><text:s text:c="2"/>• el pensamiento tiene propiedades gestálticas</text:p>
            <text:p text:style-name="P98"/>
            <text:p text:style-name="P98"><text:s text:c="2"/>• el pensamiento es imaginativo y sólo puede describir por modelos cognitivos</text:p>
          </table:table-cell>
        </table:table-row>
      </table:table>
      <text:p text:style-name="P41"/>
      <text:p text:style-name="P73"><text:span text:style-name="T41">Cuenca, M.J. y J. Hilferty (1999).</text:span><text:span text:style-name="T51"> Introducción a la lingüística cognitiva. Barcelona. Ariel.</text:span></text:p>
      <text:p text:style-name="P9"><text:span text:style-name="T51">P. </text:span><text:span text:style-name="T50">17</text:span></text:p>
      <text:p text:style-name="P42">Trasladando esta versión general de la cognición al lenguaje, el problema básico se plantea en los términos siguientes: ¿ es el lenguaje una capacidad diferenciada y autónoma respecto a la cognición humana o, por el contrario, interactúa con los demás sistemas cognitivos y no se puede entender ni se debe estudiar aislando de ellos?</text:p>
      <text:p text:style-name="P9"><text:span text:style-name="T50"><text:tab/>El </text:span><text:span text:style-name="T40">experiencialismo</text:span><text:span text:style-name="T50"> considera que el lenguaje, </text:span><text:span text:style-name="T63">c</text:span><text:span text:style-name="T50">omo el resto de las capa</text:span><text:span text:style-name="T63">c</text:span><text:span text:style-name="T50">idades cognitivas humanas, está basado en la experiencia del mundo. Contrariamente a los que postula una visión tradicional, objetivista o logicista del lenguaje, el significado no existe independientemente de la cognición. </text:span><text:span text:style-name="T54">Se entiende que es una parte de la cognición humana―vinculado, por consiguiente, a las otras capacidades cognitivas― que se constituye en instrumento para expresar el significado. </text:span><text:span text:style-name="T50"><text:s/>El lenguaje permite simbol</text:span><text:span text:style-name="T63">i</text:span><text:span text:style-name="T50">zar las conceptualizaciones y esta función le da forma y al mismo tiempo restringe sus características. </text:span><text:span text:style-name="T54">Es decir, la estructura lingüística depende de la conceptualización y, en correspondencia, infl</text:span><text:span text:style-name="T63">u</text:span><text:span text:style-name="T54">ye en ella.</text:span></text:p>
      <text:p text:style-name="P42"/>
      <text:p text:style-name="P74"><text:span text:style-name="T41">Cuenca, M.J. y J. Hilferty (1999).</text:span><text:span text:style-name="T51"> Introducción a la lingüística cognitiva. Barcelona. Ariel.</text:span></text:p>
      <text:p text:style-name="P10"><text:span text:style-name="T51">P. </text:span><text:span text:style-name="T50">17</text:span></text:p>
      <text:p text:style-name="P10"><text:span text:style-name="T50">E</text:span><text:span text:style-name="T54">l experiencialismo subraya la importancia del cuerpo humano en la comprensión de los conceptos, de os más palpables a los más intangibles. Es lo que se conoce como </text:span><text:span text:style-name="T43">naturaleza corpórea o <text:s/>corporeización</text:span><text:span text:style-name="T54"> del lenguaje. </text:span><text:span text:style-name="T55">Al </text:span><text:span text:style-name="T63">involucrar</text:span><text:span text:style-name="T55"> el <text:s/>cuerpo como foco central de la experiencia se puede explicar con mayor facilidad el fenómeno de la intercomprensión entre las personas. El lenguaje se sirve de las otras estructuras compartidas, convencionalizándolas entre los hablante de una comunidad de hable. Por supuesto, existen diferencias conceptuales convencionalizadas entre individuos, pero eso no quiere decir que las estructuras</text:span><text:span text:style-name="T43"> </text:span><text:span text:style-name="T55">conceptuales convencionalizadas sean </text:span><text:span text:style-name="T63">inconmensurables.</text:span><text:span text:style-name="T44"> </text:span><text:span text:style-name="T55">Por el contrario, somos capaces de dar sentido a la intención comunicativa de los demás precisamente porque las estructuras que poseemos son conmensurables y compatibles con las de nue</text:span><text:span text:style-name="T63">s</text:span><text:span text:style-name="T55">tros interlocutores (cfr, Clark 199</text:span><text:span text:style-name="T56">6). De este modo, el lenguaje se contempla como un vehículo de comunicación que como una Torre de Babel de idiolectos.</text:span></text:p>
      <text:p text:style-name="P43"/>
      <text:p text:style-name="P75"><text:span text:style-name="T41">Cuenca, M.J. y J. Hilferty (1999).</text:span><text:span text:style-name="T51"> Introducción a la lingüística cognitiva. Barcelona. Ariel.</text:span></text:p>
      <text:p text:style-name="P11"><text:span text:style-name="T51">P. </text:span><text:span text:style-name="T50">18</text:span></text:p>
      <text:p text:style-name="P11"><text:span text:style-name="T58"><text:tab/>D</text:span><text:span text:style-name="T50">e la perspectiva experiencialista … se derivan varias </text:span><text:span text:style-name="T57">implicaciones teóricas de importancia crucial. En primer lugar, el lenguaje no constituye según asumen de manera má o menos explícita modelos como el generativismo, una capacidad cognitiva separada de las demás, sino que se relaciona directamente con otros procesos cognitivos que comparte estructura y habilidades como las siguientes:</text:span></text:p>
      <text:p text:style-name="P44"/>
      <text:p text:style-name="P45">• <text:s/>formar conceptualizaciones estructuradas; </text:p>
      <text:p text:style-name="P45">• <text:s/>utilizar una estructura para categorizar otras;</text:p>
      <text:p text:style-name="P45">• <text:s/>entender una situación en diferentes niveles de abstracción;</text:p>
      <text:p text:style-name="P45">• <text:s/>combinar estructuras simples para formar estructuras complejas.</text:p>
      <text:p text:style-name="P45"/>
      <text:p text:style-name="P76"><text:span text:style-name="T41">Cuenca, M.J. y J. Hilferty (1999). </text:span><text:span text:style-name="T51">Introducción a la lingüística cognitiva. Barcelona. Ariel.</text:span></text:p>
      <text:p text:style-name="P12"><text:span text:style-name="T51">P. </text:span><text:span text:style-name="T50">18-19</text:span></text:p>
      <text:p text:style-name="P12"><text:span text:style-name="T50">Postulados básicos de la li</text:span><text:span text:style-name="T63">n</text:span><text:span text:style-name="T50">güística cognitivas <text:s/></text:span><text:span text:style-name="T59">(I)</text:span></text:p>
      <text:p text:style-name="P46"><text:tab/>A partir de esta concepción del lenguaje como instrumento de la conceptualización, es decir, como vehículo para expresar el significado, podemos determinar cuáles son los principios fundamentales de la lingüística cogn<text:span text:style-name="T100">i</text:span>tiva…</text:p>
      <text:p text:style-name="P12"><text:span text:style-name="T40">a</text:span><text:span text:style-name="T50">. El estudio del lenguaje no puede separarse de su función cognitiva, lo cual impone un enfoque basado en el uso.</text:span></text:p>
      <text:p text:style-name="P12"><text:span text:style-name="T40">b</text:span><text:span text:style-name="T50">. </text:span><text:span text:style-name="T40">La categorización</text:span><text:span text:style-name="T50">, como proceso mental de organización del pensamiento, no se realiza a partir de condiciones necesarias y suficientes que determinan fronteras infranqueables entre las categorías cognitivas, sino a partir de estructuras conceptuales, relaciones </text:span><text:span text:style-name="T40">prototípicas</text:span><text:span text:style-name="T50"> y de semejanza de familia que determinan límites difusos entre categorías.</text:span></text:p>
      <text:p text:style-name="P46"/>
      <text:p text:style-name="P77"><text:span text:style-name="T41">Cuenca, M.J. y J. Hilferty (1999).</text:span><text:span text:style-name="T51"> Introducción a la lingüística cognitiva. Barcelona. Ariel.</text:span></text:p>
      <text:p text:style-name="P13"><text:span text:style-name="T51">P. </text:span><text:span text:style-name="T50">18<text:tab/>Postulados básicos de la lingüística cognitiva (II)</text:span></text:p>
      <text:p text:style-name="P47"/>
      <text:p text:style-name="P67"><text:span text:style-name="T71">c</text:span><text:span text:style-name="T66">. El </text:span><text:span text:style-name="T70">l</text:span><text:span text:style-name="T66">enguaje tiene un carácter inherentemente simbólico. Por lo tanto, su función primera es si</text:span><text:span text:style-name="T67">gnific</text:span><text:span text:style-name="T66">ar. De ello se deduce que no es correcto separar el componente gramatical del semántico: la gramática no constituye un nivel formal y autónomo de representación, sino que también es simbólica y significativa.</text:span></text:p>
      <text:p text:style-name="P14"><text:span text:style-name="T40">d.</text:span><text:span text:style-name="T50"> La gramática consiste en la estructuración y simbolización del contenido semántico a partir de una forma fonológica. Así pues, el significado es un concepto fundamental y no derivado en el análisis gramatical.</text:span></text:p>
      <text:p text:style-name="P14"><text:span text:style-name="T40">e</text:span><text:span text:style-name="T50">. Se impone una caracterización dinámica del lenguaje que difumina las fronteras entre los diferentes niveles del lenguaje (la semántica y la pragmática, la semántica y la gramática, la gramática y el léxico) las dificultades e inadecuaciones que resultan de la aplicación rígica de ciertas dicotomías, como la que opone diacronía y sincronía, competencia y actuación, denotación y connotación. La gramática es una entidad en evolución continua, “un conjunto de rutinas cognitivas, que se constituyen, mantienen por el uso lingüístico” (Langacker, 1987:67)</text:span></text:p>
      <text:p text:style-name="P48"/>
      <text:p text:style-name="P78"><text:span text:style-name="T41">Cuenca, M.J. y J. Hilferty (1999). </text:span><text:span text:style-name="T51">Introducción a la lingüística cognitiva. Barcelona. Ariel.</text:span></text:p>
      <text:p text:style-name="P15"><text:span text:style-name="T51">P. </text:span><text:span text:style-name="T50">23<text:tab/></text:span></text:p>
      <text:p text:style-name="P26"><text:span text:style-name="T50">a</text:span><text:span text:style-name="T14">. </text:span><text:span text:style-name="T50">La teoría de prototipos</text:span><text:span text:style-name="T14"> … se fundamenta en una concepción no tradicional de categorización basada en la aceptación </text:span><text:span text:style-name="T15">de categorías difusas, definidas por haces de rasgos y relaciones de semejanza de familia (y no por condiciones necesarias y suficientes), y constituidas por miembros prototípicos y miembros periféricos.</text:span></text:p>
      <text:p text:style-name="P27"><text:span text:style-name="T50">b.</text:span><text:span text:style-name="T14"> Con el nombre de semántica cognitiva nos referimos a diferentes propuestas teóricas que intentan dar cuenta de la interacción entre lo que tradicionalmente se entiende como significado “de diccionario” y los conocimientos enciclopédicos. Dicha visión de la semántica, como inseparable de la pragmática, ha dado como resultado conceptos, en gran parte coincidentes, con el </text:span><text:span text:style-name="T24">mode</text:span><text:span text:style-name="T25">l</text:span><text:span text:style-name="T24">o cognitivo idealizado</text:span><text:span text:style-name="T14"> </text:span><text:span text:style-name="T16">(Lakoff 1987a) </text:span><text:span text:style-name="T25">dominio cognitivo </text:span><text:span text:style-name="T16"><text:s/>(Langacker 1987, 1991), </text:span><text:span text:style-name="T25">marco</text:span><text:span text:style-name="T16"> (Fillmore 1985) o </text:span><text:span text:style-name="T25">espacio mental</text:span><text:span text:style-name="T16"> (Fauconnier 1984, Fauconnier &amp; Sweetser, ed</text:span><text:span text:style-name="T20">s</text:span><text:span text:style-name="T16">. 1996), que <text:s/>entroncan con los conceptos de </text:span><text:span text:style-name="T25">guión</text:span><text:span text:style-name="T16"> (inglés </text:span><text:span text:style-name="T25">scipt</text:span><text:span text:style-name="T16">) o de </text:span><text:span text:style-name="T25">marco</text:span><text:span text:style-name="T16"> (inglés </text:span><text:span text:style-name="T25">frame</text:span><text:span text:style-name="T16">), desarrollados originalmente en el ámbito de la psicología y la inteligencia artificial.</text:span></text:p>
      <text:p text:style-name="P49"/>
      <text:p text:style-name="P79"><text:span text:style-name="T41">Cuenca, M.J. y J. Hilferty (1999)</text:span><text:span text:style-name="T51"> In</text:span><text:span text:style-name="T63">t</text:span><text:span text:style-name="T51">roducción a la lingüística cognitiva. Barcelona. Ariel.</text:span></text:p>
      <text:p text:style-name="P16"><text:span text:style-name="T51">P. </text:span><text:span text:style-name="T50">24</text:span></text:p>
      <text:p text:style-name="P28"><text:span text:style-name="T50">c.</text:span><text:span text:style-name="T14"> La teoría de la metáfora (Lakoff y Johnson y Turner) parte de la hipótesis de que la metáfora no es sólo una figura literaria, sino que es un mecanismo cognitivo que utiliza para procesar la información abstracta a partir de conceptos más concretos, simples y familiares. La metáfora —y también la metonimia— impregna el uso cotidiano del lenguaje. Bajo este prima, el estudio de la metáfora y de la metonimia de la mano de Lakoff y sus colaboradores, se ha extendido al análisis del discurso y, en especial, a temas con implicaciones sociológicas y políticas.</text:span></text:p>
      <text:p text:style-name="P50"><text:tab/>La teoría de los <text:s/>prototipos, la semántica cognitiva y la teoría de la metáfora constituyen la base general del cognitivismo lingüístico… En algún caso se han integrado de forma variada en modelos de la gramática, entendida desde un punto de vista cognitivo como indisoluble del significado. Entre ellos destacamos … la gramática cognitiva y la gramática de construcciones.</text:p>
      <text:p text:style-name="P50"/>
      <text:p text:style-name="P79"><text:span text:style-name="T41">Cuenca, M.J. y J. Hilferty (1999). </text:span><text:span text:style-name="T51">Introducción a la lingüística cognitiva. Barcelona. Ariel.</text:span></text:p>
      <text:p text:style-name="P16"><text:span text:style-name="T51">P. </text:span><text:span text:style-name="T50">24</text:span></text:p>
      <text:p text:style-name="P28"><text:span text:style-name="T50">d.</text:span><text:span text:style-name="T14"> </text:span><text:span text:style-name="T50">La gramática cognitiva</text:span><text:span text:style-name="T14"> de Langacker</text:span><text:span text:style-name="T50">, </text:span><text:span text:style-name="T14">considera que la gramática es un conjunto organizado de unidades simbólicas —el resultado de la asociación de un polo semántico y un polo fonológico—. Lo importante de su propuesta es que no identifica en concepto de unidad simbólica unicamente con la palabra o sign</text:span><text:span text:style-name="T19">o</text:span><text:span text:style-name="T14"> lingüístico sino que extiende a todos los niveles del lenguaje, incluso a la sintaxis. En consecuencia, la forma nunca se extiende como totalmente independiente del significado y de la función, de manera que cualquier cambio funcional se vincula a modificaciones en la conceptualización y se relaciona con el diferente tipo de implicación del hablante en la estructuración gramatical del contenido que comunica …. Además, el léxico, la morfología y la sintaxis se conciben como un continuum de aspecto interrelacionados y no como componentes separados.</text:span></text:p>
      <text:p text:style-name="P51">P. 25</text:p>
      <text:p text:style-name="P29"><text:span text:style-name="T50">e. La gramática de construcciones</text:span><text:span text:style-name="T14">, emparentada con la gramática cognitiva, ha sido definida principalmente por Fillmore y Kay. Se constituye alrededor del concepto de </text:span><text:span text:style-name="T24">construcción</text:span><text:span text:style-name="T14"> … como unidad básica de la gramática y punto de partida de un marco teórico especialmente adecuado para explicar estructuras idiosincrá</text:span><text:span text:style-name="T19">s</text:span><text:span text:style-name="T14">icas, idiomáticas.</text:span></text:p>
      <text:p text:style-name="P51"/>
      <text:p text:style-name="P80"><text:span text:style-name="T41">Cuenca, M.J. y J. Hilferty (1999). </text:span><text:span text:style-name="T51">Introducción a la lingüística cognitiva. Barcelona. Ariel.</text:span></text:p>
      <text:p text:style-name="P17"><text:span text:style-name="T51">P. </text:span><text:span text:style-name="T50">25</text:span></text:p>
      <text:p text:style-name="P29"><text:span text:style-name="T50">f. La teoría de la gramaticalización</text:span><text:span text:style-name="T14"> se ocupa del cambio lingüístico. Aunque vinculada al funcionalismo anglosajón y a estudios relacionados con la tipología lingüística, su base común con la lingüístic</text:span><text:span text:style-name="T19">a</text:span><text:span text:style-name="T14"> cognitiva es más que evidente: sus representantes conciben las lenguas como entidades dinámicas, en proceso de cambio continuo activado por el uso. Entre las diferentes propuestas que confluyen en dicha teoría, mencionaremos la que se centre en la iteración entre la gramática, el significado y la función (hipótesis de ka gramática emergente de Hopper &amp; Thompson 1985 y Happer 1987), lo que aplica el concepto de metáfora al cambio lingüístico (Sweetser 1990, Heine et al. 1991, etc.) y la que asocia el cambio semántico con la im</text:span><text:span text:style-name="T19">p</text:span><text:span text:style-name="T14">licación del sujeto hablante en el contenido que transmite (hipótesis de la subjetivación de Trangott 1989, 1990, 1995, etc.).</text:span></text:p>
      <text:p text:style-name="P51"/>
      <text:p text:style-name="P82"><text:span text:style-name="T41">Cuenca, M.J. y J. Hilferty (1999). </text:span><text:span text:style-name="T51">Introducción a la lingüística cognitiva. Barcelona. Ariel.</text:span></text:p>
      <text:p text:style-name="P52">P. 26</text:p>
      <text:p text:style-name="P30"><text:span text:style-name="T14"><text:tab/>Lakoff nos ofrece este ejemplo de </text:span><text:span text:style-name="T24">Lo que las categorías revelan sobre la mente</text:span><text:span text:style-name="T14">, subtítulo del libro </text:span><text:span text:style-name="T24">Women, Fire and Dangerous Things</text:span><text:span text:style-name="T14">, basándose en el trabajo de Dixon (1982). En dyirbal, los sustantivos van precedidos por una de las siguientes palabras, que indican la clasificación de la entidad: </text:span><text:span text:style-name="T24">bayi, balan, balam y bala</text:span><text:span text:style-name="T14">.</text:span></text:p>
      <text:p text:style-name="P30"><text:span text:style-name="T14">•<text:tab/></text:span><text:span text:style-name="T24">Bayi </text:span><text:span text:style-name="T14">designa a los hu</text:span><text:span text:style-name="T19">m</text:span><text:span text:style-name="T14">anos del género masculino y a la mayor parte de los animales.</text:span></text:p>
      <text:p text:style-name="P30"><text:span text:style-name="T14">•<text:tab/></text:span><text:span text:style-name="T24">Balan</text:span><text:span text:style-name="T14"> cla</text:span><text:span text:style-name="T19">s</text:span><text:span text:style-name="T14">ifica a las mujeres, el fuego, el agua, el agua y los objetos o animales peligrosos.</text:span></text:p>
      <text:p text:style-name="P30"><text:span text:style-name="T14">•<text:tab/></text:span><text:span text:style-name="T24">Balam</text:span><text:span text:style-name="T14"> precede a las plantas y las frutas comestibles, fundamentalmente.</text:span></text:p>
      <text:p text:style-name="P30"><text:span text:style-name="T14">•<text:tab/></text:span><text:span text:style-name="T24">Bala</text:span><text:span text:style-name="T14"> indica que el sustantivo siguiente no pertenece a ning</text:span><text:span text:style-name="T19">u</text:span><text:span text:style-name="T14">na de las clases anteriores, Aparece junto a nombres como las partes del cuerpo, la mayoría de los árboles, las piedras, los ruidos, el lenguaje, etc.</text:span></text:p>
      <text:p text:style-name="P52"/>
      <text:p text:style-name="P82"><text:span text:style-name="T41">Cuenca, M.J. y J. Hilferty (1999). </text:span><text:span text:style-name="T51">Introducción a la lingüística cognitiva. Barcelona. Ariel.</text:span></text:p>
      <text:p text:style-name="P19"><text:span text:style-name="T51">P. </text:span><text:span text:style-name="T50">26-27</text:span></text:p>
      <text:p text:style-name="P52"><text:tab/>A partir de esta clasificación, Dixon propuso una serie de principios que parecían funcionar en dicha lengua australiana:</text:p>
      <text:p text:style-name="P30"><text:span text:style-name="T14">a. </text:span><text:span text:style-name="T24">Principio de dominio experiencial</text:span><text:span text:style-name="T14"> “</text:span><text:span text:style-name="T17">Si hay un dominio experiencial básico relacionado con A, es natural que las entidades de dicho dominio estén en la misma categoría A” … Así, por ejemplo, los peces pertenecen a la primera clase, como todos los animales, ya que dicho dyirbal no se marca la distinción de género entre animales y se asimilan al género no marcado, el masculin</text:span><text:span text:style-name="T19">o</text:span><text:span text:style-name="T17">. Por la acción de este principio, todos los instrumentos de pesca se encuentran tamb</text:span><text:span text:style-name="T19">i</text:span><text:span text:style-name="T17">én en la clase </text:span><text:span text:style-name="T26">bayi</text:span><text:span text:style-name="T17">. De la misma manera, la luz y las estrellas, por su relación con el fuego, se agrupan en la clase </text:span><text:span text:style-name="T26">balan</text:span><text:span text:style-name="T17">,</text:span></text:p>
      <text:p text:style-name="P31"><text:span text:style-name="T14">b. </text:span><text:span text:style-name="T24">El principio de mitos y <text:s/>creencias</text:span><text:span text:style-name="T14">. “Si un usuario tienen la característica X (a partir de la cual se espera que se decida su pertenencia a una clase), pero, a través de una creencia o mito, se conecta con la característica Y, generalmente pertenecerá a la categoría correspondiente a Y y no a la correspondiente X”. Por ejemplo, </text:span><text:span text:style-name="T18">los pájaros, como animales, deberían pertenecer a la clase primera, pero se cree que los pájaros son los espíritus de mujeres muertas y por ello se clasifican en la segunda clase. De manera parecida, la mitología dyirbal determina que la Luna y el sol son marido y mujer, respectivamente; por ello, la Luna es b</text:span><text:span text:style-name="T27">ayi</text:span><text:span text:style-name="T18"> y el sol, </text:span><text:span text:style-name="T27">balan.</text:span></text:p>
      <text:p text:style-name="P35"/>
      <text:p text:style-name="P89"><text:span text:style-name="T2">Cuenca, M.J. y J. Hilferty (1999). </text:span><text:span text:style-name="T86">Introducción a la lingüística cognitiva. Barcelona. Ariel.</text:span></text:p>
      <text:p text:style-name="P55">P. 2<text:span text:style-name="T99">7-28</text:span></text:p>
      <text:p text:style-name="P55">c. <text:span text:style-name="T87">El principio de propiedad importante</text:span>: Si un subgrupo de nombres tiene una propiedad particular importante <text:s/>que el resto del grupo no tiene, los miembros del subgrupo se asignarán a una clase diferente a la de los demás con el fin de <text:span text:style-name="T87">marcar</text:span> esta p<text:span text:style-name="T100">r</text:span>opiedad; la propiedad importante más usual es la <text:span text:style-name="T87">peligrosidad (apud. Lakoff 1987a:94).</text:span></text:p>
      <text:p text:style-name="P55"><text:span text:style-name="T87"><text:tab/></text:span>Este tercer principio explica, entre otras cosas, que algunos peces que son peligrosos se clasifiquen en la clase presidida por la mujeres, y no en la clase de los hombres o animales…</text:p>
      <text:p text:style-name="P56">El estudio de Dixon, y la reelaboración de Lakoff, muestran la existencia de una relación entre el lenguaje, el mundo y la cognición, que se puede sintetizar <text:s/>en algunos principios posiblemente comunes a los sistemas de categorización humana (Lakoff 1987a:96):</text:p>
      <text:p text:style-name="P56">a.<text:tab/><text:span text:style-name="T87">Centralidad</text:span>: </text:p>
      <text:p text:style-name="P56">b.<text:tab/><text:span text:style-name="T87">Encadenamiento</text:span></text:p>
      <text:p text:style-name="P56">c.<text:tab/><text:span text:style-name="T87">Dominios experienciales</text:span></text:p>
      <text:p text:style-name="P56">d.<text:tab/><text:span text:style-name="T87">Modelos idealizados</text:span></text:p>
      <text:p text:style-name="P37">e.<text:tab/>Conocimientos específicos</text:p>
      <text:p text:style-name="P56">f.<text:tab/><text:span text:style-name="T89">Lo demás</text:span></text:p>
      <text:p text:style-name="P57"><text:span text:style-name="T87">g.<text:tab/></text:span><text:span text:style-name="T88">Propiedades no c</text:span><text:span text:style-name="T90">o</text:span><text:span text:style-name="T88">munes</text:span></text:p>
      <text:p text:style-name="P57"><text:span text:style-name="T88">h</text:span><text:span text:style-name="T98">.<text:tab/></text:span>Motivación</text:p>
      <text:p text:style-name="P83"><text:span text:style-name="T29">Cuenca, M.J. y J. Hilferty (1999). </text:span><text:span text:style-name="T32">Introducción a la lingüística cognitiva. Barcelona. Ariel.</text:span></text:p>
      <text:p text:style-name="P20"><text:span text:style-name="T32">P. </text:span><text:span text:style-name="T30">27</text:span></text:p>
      <text:p text:style-name="P68"><text:span text:style-name="T27">c. </text:span><text:span text:style-name="T68">El principio de propiedad importante: “Si un subgrupo de nombres tiene propiedad particular importante que el resto del grupo no tiene, los miembros del subgrupo se asignarán a una clase diferente a la de las demás con el fin de </text:span><text:span text:style-name="T27"><text:s/>marcar esta propiedad</text:span><text:span text:style-name="T68">, la propiedad importante más usual es la </text:span><text:span text:style-name="T27">peligrosidad”… </text:span><text:span text:style-name="T69">Este</text:span><text:span text:style-name="T68"> tercer principio explica, entre otras cosas, que algunos </text:span><text:span text:style-name="T69">peces que son peligrosos se clasifiquen en la clase presidida por las mujeres, y no en la de los hombre o animales.</text:span></text:p>
      <text:p text:style-name="P36"/>
      <text:p text:style-name="P80"><text:span text:style-name="T41">Cuenca, M.J. y J. Hilferty (1999). </text:span><text:span text:style-name="T51">Introducción a la lingüística cognitiva. Barcelona. Ariel.</text:span></text:p>
      <text:p text:style-name="P17"><text:span text:style-name="T51">P. </text:span><text:span text:style-name="T50">29</text:span></text:p>
      <text:p text:style-name="P51">El congnitivismo en el panorama lingüístico actual</text:p>
      <text:p text:style-name="P17"><text:span text:style-name="T50"><text:tab/>Considerando las principales tendencias en la lingüística actual y adoptando etiquetas que deben considerarse en un sentido general y no taxativo, p</text:span><text:span text:style-name="T40">odemos decir que la lingüística cognitiva es un modelo funcional, no formal y basado en el uso</text:span><text:span text:style-name="T50">.</text:span></text:p>
      <text:p text:style-name="P17"><text:span text:style-name="T50"><text:tab/></text:span><text:span text:style-name="T61">En primer lugar, es una gramática funcional, en oposición a las gramáticas basadas en las categorías, puesto que ante la dicotomía </text:span><text:span text:style-name="T45">categoría-función</text:span><text:span text:style-name="T61">, da preeminencia a la segunda sobre la primera.</text:span></text:p>
      <text:p text:style-name="P53"><text:tab/>Las lingüistas cognitivos consideran que, en general, la función y el significado condicionan la forma y no al contrario, por lo que el concepto de función es necesariamente un concepto primario.</text:p>
      <text:p text:style-name="P18"><text:span text:style-name="T50">En segundo lugar, es “no formal” —lo que no implica que no sea “formalizable”— en la medida en que no considera la gramática como una “colección de principios para manipular símbolos sin relación con su significado” ) </text:span><text:span text:style-name="T65">L</text:span><text:span text:style-name="T50">akoff 2987a: 462-463). Por el contrario, uno de sus objetivos principales es precisamente determinar cómo se interrelacionan o proyectan los aspectos del significado (semánticos y pragmáticos) en los formales (fonéticos, morfológicos y sintácticos); de ahí el carácter central del concepto de </text:span><text:span text:style-name="T40">motivación</text:span><text:span text:style-name="T50">.</text:span></text:p>
      <text:p text:style-name="P54"/>
      <text:p text:style-name="P81"><text:span text:style-name="T41">Cuenca, M.J. y J. Hilferty (1999).</text:span><text:span text:style-name="T51"> Introducción a la lingüística cognitiva. Barcelona. Ariel.</text:span></text:p>
      <text:p text:style-name="P18"><text:span text:style-name="T51">P. </text:span><text:span text:style-name="T50">29</text:span></text:p>
      <text:p text:style-name="P18"><text:span text:style-name="T50"><text:tab/></text:span><text:span text:style-name="T62">La lingüística cognitiva defiende que muchas características de la forma lingüística </text:span><text:span text:style-name="T46">ni son arbitrarias ni tampoco son siempre predecibles</text:span><text:span text:style-name="T62"> a partir del significado, </text:span><text:span text:style-name="T46">sino que están motivadas</text:span><text:span text:style-name="T62">. En palabras de Lakoff (1987a:463) “muchos aspectos de la estructura sintáctica son motivados por la estruct</text:span><text:span text:style-name="T64">u</text:span><text:span text:style-name="T62">ra de modelos cognitivos o son consecuencia de ellos.</text:span></text:p>
      <text:p text:style-name="P21"><text:span text:style-name="T62">P. </text:span><text:span text:style-name="T50">30<text:tab/>Por último, la lingüística cognitiva está basada en el </text:span><text:span text:style-name="T73">uso</text:span><text:span text:style-name="T77"> porque su fuente fundamental de datos son producciones reales y no la intuición lingüística. Le interesa estudiar la lengua real, las lenguas reales, y no la idealización que intente dar cuenta de la capacidad del lenguaje. Por ello, no deja fuera de su objeto de estudio las construcciones idiomáticas y todos aquellos fenómenos que parecen no seguir los principios “generales” de la gramática, es decir, lo que en términos generativos se conoce como gramática periférica y aspectos de la actuación.</text:span></text:p>
      <text:p text:style-name="P57"/>
      <text:p text:style-name="P84"><text:span text:style-name="T74">Cuenca, M.J. y J. Hilferty (1999). </text:span><text:span text:style-name="T78">Introducción a la lingüística cognitiva. Barcelona. Ariel.</text:span></text:p>
      <text:p text:style-name="P21"><text:span text:style-name="T78">P. </text:span><text:span text:style-name="T77">30</text:span></text:p>
      <text:p text:style-name="P21"><text:span text:style-name="T77"><text:tab/>En síntesis, el foco de interés del cognitivismo son la función, el significado y el </text:span><text:span text:style-name="T73">uso</text:span><text:span text:style-name="T77">, lo cual no quiere decir que se desentienda de la forma, ya que este es el vehículo por el que se manifiestan y concretan los aspectos del significado. Con ello, las diferentes propuestas cognitivas se alinean en el denominado funcionalismo y con la lingüística textual o análisis del discurso.</text:span></text:p>
      <text:p text:style-name="P57"/>
      <text:p text:style-name="P85"><text:span text:style-name="T74">Cuenca, M.J. y J. Hilferty (1999). </text:span><text:span text:style-name="T78">Introducción a la lingüística cognitiva. Barcelona. Ariel.</text:span></text:p>
      <text:p text:style-name="P22"><text:span text:style-name="T78">P. </text:span><text:span text:style-name="T77">32</text:span></text:p>
      <text:p text:style-name="P22"><text:span text:style-name="T77">Categorización. Qué es categorizar? Dicha comprensión de la realidad es posible a partir de un conjunto de operaciones cognitivas complejas, y al mismo tiempo elementales, que denominaremos </text:span><text:span text:style-name="T73">categorización</text:span><text:span text:style-name="T77">. La categorización es un mecanismo organizacional de la información obtenida a partir de la aprehensión de la realidad, que es, en si misma, variada y multiforme. La categorización nos permite simplificar la infinitud de lo real a partir de dos procedimientos elementales de signo contrario o, mejor dicho, complementarios: </text:span><text:span text:style-name="T73">la generalización o abstracción y la discr</text:span><text:span text:style-name="T75">i</text:span><text:span text:style-name="T73">minización</text:span><text:span text:style-name="T77">.</text:span></text:p>
      <text:p text:style-name="P58">Generalizar es, pues, obviar las diferencias entre unidades y agruparlas según sus semejanzas, mientras que discriminar es justamente el procedimiento contrario: insistir en los rasgos diferenciales de dos o más entidades con la finalidad de no confundirlas entre sí, si no generalizamos, no podríamos sobrepasar en nivel de las entidades individuales y la realidad sería caótica y constantemente nueva, de forma que no podríamos llegar a una estructuración conceptual. Si no discriminamos, todo sería uno y tampoco habría pensamiento.</text:p>
      <text:p text:style-name="P58"/>
      <table:table table:name="Table2" table:style-name="Table2">
        <table:table-column table:style-name="Table2.A"/>
        <table:table-row>
          <table:table-cell table:style-name="Table2.A1" office:value-type="string">
            <text:p text:style-name="P69"><text:span text:style-name="T77">Putnam 1990:122 habla de “</text:span><text:span text:style-name="T33">descontar las diferencias de creencias</text:span><text:span text:style-name="T77">”, que aunque hay diferencia conceptual, apunta a las maneras de categorizar. Lograr ver el significado y la referencia dependiendo de lo que llama </text:span><text:span text:style-name="T33">descontar diferencias. </text:span><text:span text:style-name="T34">[Nota VA]</text:span></text:p>
          </table:table-cell>
        </table:table-row>
      </table:table>
      <text:p text:style-name="P58"/>
      <text:p text:style-name="P58"/>
      <text:p text:style-name="P86"><text:span text:style-name="T74">Cuenca, M.J. y J. Hilferty (1999).</text:span><text:span text:style-name="T78"> Introducción a la lingüística cognitiva. Barcelona. Ariel.</text:span></text:p>
      <text:p text:style-name="P23"><text:span text:style-name="T78">P. </text:span><text:span text:style-name="T77">32</text:span></text:p>
      <text:p text:style-name="P23"><text:span text:style-name="T77"><text:tab/>Mediante la </text:span><text:span text:style-name="T33">categorización</text:span><text:span text:style-name="T77"> agrupamos elementos diferentes en conjuntos, lo cual nos permite pensar, percibir, actuar e incluso hablar. Dicha categorización tiene unas bases comunes a todo el género humano.</text:span></text:p>
      <text:p text:style-name="P23"><text:span text:style-name="T77"><text:tab/>Así, la </text:span><text:span text:style-name="T73">categorización</text:span><text:span text:style-name="T77"> se puede definir como </text:span><text:span text:style-name="T79">un proceso </text:span><text:span text:style-name="T76">mental</text:span><text:span text:style-name="T79"> de clasificación cuyo producto son las categorías cognitivas, “conceptos mentales almacenadas en nuestro cerebro”, que en conjunto y una vez convencionalizadas, “constituyen” (Ungear &amp; Schmid 1996:38 </text:span><text:span text:style-name="T35">An Introdution to Cognitive Linguistics, Londres, Longman</text:span><text:span text:style-name="T79">). En ese sentido, la categorización fundamenta los procesos de comprensión y producción lingüística.</text:span></text:p>
      <text:p text:style-name="P60"/>
      <text:p text:style-name="P87"><text:span text:style-name="T74">Cuenca, M.J. y J. Hilferty (1999). </text:span><text:span text:style-name="T78">Introducción a la lingüística cognitiva. Barcelona. Ariel.</text:span></text:p>
      <text:p text:style-name="P24"><text:span text:style-name="T78">P. </text:span><text:span text:style-name="T77">33-35</text:span></text:p>
      <text:p text:style-name="P61"><text:tab/>Sin embargo, la cuestión fundamental no es tanto qué es categorizar sino cómo se lleva a cabo dicho proceso mental inconsciente y cuál es la estructura interna de las categorías resultantes.</text:p>
      <text:p text:style-name="P24"><text:span text:style-name="T77"><text:tab/>Inicialmente, Rosch definió </text:span><text:span text:style-name="T73">prototipo</text:span><text:span text:style-name="T77"> como el ejemplar que mejor se reconoce, el más </text:span><text:span text:style-name="T80">representativo y distintivo de una categoría y menos con los miembros de otras categorías. Esta idea se une a la concepción de las categorías como entidades difusas, no como compartimientos estancos claramente delimitados y definidos: el paso de una categoría a otra es gradual y viene marcado por miembros periféricos. Según esto, Rosch (1978: apud Nothan 1986:213) define las categorías como “grupos de objetos del mundo relacionados a causa de similitudes </text:span><text:span text:style-name="T81">que mantienen entre sí, organizados alrededor de una imagen central, prototípica, del miembro de la categoría que es más representativa de todos”. </text:span></text:p>
      <text:p text:style-name="P62"/>
      <text:p text:style-name="P88"><text:span text:style-name="T74">Cuenca, M.J. y J. Hilferty (1999). </text:span><text:span text:style-name="T78">Introducción a la lingüística cognitiva. Barcelona. Ariel.</text:span></text:p>
      <text:p text:style-name="P25"><text:span text:style-name="T78">P. </text:span><text:span text:style-name="T77">35-</text:span><text:span text:style-name="T82">36</text:span></text:p>
      <text:p text:style-name="P63">La pertenencia de un elemento a una categoría se establece a partir del grado se similitud con el prototipo, aunque los atributos comunes entre el elemento en cuestión y el prototipo no deben entenderse como condiciones necesarias y suficientes de toda categoría. Las categorías que se pueden definir por condición necesarias y suficientes no son más que un grupo, y aun reducido, de las categorías existentes.</text:p>
      <text:p text:style-name="P63"><text:tab/><text:span text:style-name="T101">En vez de hablar de un “prototipo-objeto” de un elemento que es prototípico … de qué fruta es más prototípica, la manzana o la pera, qué animal de compañía es prototípico, el perro o el gato, se habla de “prototipo.entidad cognitiva”, o mejor, de </text:span><text:span text:style-name="T3">efectos de prototipicidad</text:span><text:span text:style-name="T101">. Para cada categoría construimos una imagen mental, que puede corresponder </text:span><text:span text:style-name="T102">de manera más o menos exacta con algún miembro existente de la categoría. </text:span></text:p>
      <text:p text:style-name="P63"/>
      <text:p text:style-name="P90"><text:span text:style-name="T2">Cuenca, M.J. y J. Hilferty (1999). </text:span><text:span text:style-name="T86">Introducción a la lingüística cognitiva. Barcelona. Ariel.</text:span></text:p>
      <text:p text:style-name="P64">P. 36</text:p>
      <text:p text:style-name="P64"><text:tab/>Cuando hablamos de <text:span text:style-name="T1">prototipo </text:span>estamos concretando una abstracción que realmente remite a los juicios sobre el grado de prototipicidad. El prototipo no sería más que un fenómeno de superficie que toma diferentes formas según la categoría que estudiamos; es, básicamente, el producto de nuestras representaciones mentales del mundo, de <text:span text:style-name="T96">nuestros modelos cognitivos idealizados</text:span>… <text:s/><text:span text:style-name="T103"><text:s/>(simplificaciones y comprensiones esquemáticas de la realidad percibida), no respecto al mundo real o al conocimiento que de el pueda tener un individuo. Los efectos prototípicos surgen precisamente de interrelaciones imperfectas entre realidad y modelo cognitivo idealizado…</text:span></text:p>
      <text:p text:style-name="P64"><text:tab/><text:span text:style-name="T103">Podemos decir que la maternidad, entendida prototípicamente, supone un gran número de características que no siempre se dan en una misma persona. Así, </text:span><text:span text:style-name="T92">madre madre</text:span><text:span text:style-name="T103"> concibe, gesta y da a luz al hijo o hija; y además, para no perder el “carnet de prototipicidad” debe criarlo y educarlo. Ahora bien, el hecho de que no siempre se verifiquen todas estas circunstancias </text:span><text:span text:style-name="T104">juntas da lugar a conceptos como </text:span><text:span text:style-name="T91">madre adoptiva, madre biológica, madre de alquiler, madre donante…</text:span></text:p>
      <text:p text:style-name="P99"/>
      <text:p text:style-name="P91"><text:span text:style-name="T97">Cuenca, M.J. y J. Hilferty (1999). </text:span><text:span text:style-name="T93">Introducción a la lingüística cognitiva. Barcelona. Ariel.</text:span></text:p>
      <text:p text:style-name="P65"><text:span text:style-name="T93">P. </text:span><text:span text:style-name="T87">37</text:span></text:p>
      <text:p text:style-name="P65"><text:span text:style-name="T87"><text:tab/></text:span>Los efectos de prototipicidad se concretan en aspectos psicológicos observables, derivados de la mayor <text:span text:style-name="T1">simplicidad cognitiva y formal de los miembros prototípicos</text:span> (aquellos donde encajan la realidad percibida y el modelo): velocidad en el procesamiento, rapidez y orden en la adquisición de un determinado elemento por parte de los niños, frecuencia de aparición de un elemento en el discurso, brevedad formal (obsérvese que las madres no prototípicas se denominan con palabras derivadas o con sintagmas que incluyen un adjetivo), etc.</text:p>
      <text:p text:style-name="P65"><text:tab/>Otro concepto que modifica o, mejor dicho, enriquece la teoría de prototipos tal y como se formuló inicialmente, es el de <text:span text:style-name="T1">semejanza de familia</text:span>, que se ha tomado de Ludwing Wittgenstein. Para Wittgenstein de las <text:span text:style-name="T87">Investigaciones filosóficas</text:span>, las categorías no son discretas y absolutas, como establecía la tradición filosófica aristotélica, sino difusas y contingentes. La relación entre miembros de una categoría es como existe entre los miembros de una familia: María se parece a su madre y ésta se parece a su padre <text:span text:style-name="T50">—el abuelo de María—, pero María y su abuelo materno no tienen por qué parecerse, puesto que los puntos de contacto entre las tres generaciones pueden ser distintos.</text:span></text:p>
      <text:p text:style-name="P65"/>
      <text:p text:style-name="P92"><text:span text:style-name="T2">Cuenca, M.J. y J. Hilferty (1999). </text:span><text:span text:style-name="T86">Introducción a la lingüística cognitiva. Barcelona: Ariel.</text:span></text:p>
      <text:p text:style-name="P66">P. <text:span text:style-name="T105">38</text:span></text:p>
      <text:p text:style-name="P66"><text:tab/><text:span text:style-name="T105">Trasladando el concepto de semejanza de familia a la teoría de prototipos resulta que las líneas de asociación entre los miembros de una categoría no se establecen necesariamente entre ejemplares de la entidad y el prototipo, sino que es posible que un elemento se integre en la categoría de semejanza con otro que, éste sí, tenga algún atributo común con la imagen mental del prototipo. No es necesario que todos los miembros de una categoría tenga algún atributo común entre sí, ni tan siquiera algún atributo común con el prototipo, sino que las posibilidades asociativas son múltiples. Pesemos el el concepto de </text:span><text:span text:style-name="T94">madre .</text:span><text:span text:style-name="T105">.. </text:span><text:span text:style-name="T94">madre política</text:span><text:span text:style-name="T105">. De hecho, la </text:span><text:span text:style-name="T94">suegra</text:span><text:span text:style-name="T105"> no es madre de la persona con la que mantiene dicha relación </text:span><text:span text:style-name="T106">de parentesco por ninguno de los rasgos que definen la maternidad. La posibilidad de denominarla </text:span><text:span text:style-name="T95">madre</text:span><text:span text:style-name="T106"> </text:span><text:span text:style-name="T108">—con una base probablemente”eufemística”, eso sí— sólo puede atribuirse a una relación de semejanza de familia, una suerte de propiedad transitiva por la que la madre del consorte pasa a entenderse como madre de uno (más o menos “periférica” según el caso) o, al menos, pasa a denominarse así.</text:span></text:p>
      <text:p text:style-name="P66"><text:span text:style-name="T108"/></text:p>
      <text:p text:style-name="P105"><text:span text:style-name="T108"/></text:p>
      <text:p text:style-name="P106"><text:span text:style-name="T2">Cuenca, M.J. y J. Hilferty (1999). </text:span><text:span text:style-name="T86">Introducción a la lingüística cognitiva. Barcelona: Ariel.</text:span></text:p>
      <text:p text:style-name="P101">P. 40</text:p>
      <text:p text:style-name="P101"><text:tab/>Los efectos de prototipicidad no sólo se constatan con pruebas psicológicas, como el listado de atributos asociados por el hablante a un elemento o clase o puntuación relativa de ejemplos de la misma categoría (una puntuación relativa de acuerdo con el distinto grado de representatividad), sino que también se puede observar en el lenguaje natural. Así, cuando queremos destacar que un elemento es prototípico en su categoría, solemos utilizar expresiones de intensivas como “esto es chocolate chocolate”, como si existiera un “chocolate que no es chocolate”; por otro lado, se ha observado el uso que explican la no correspondencia exacta entre un elemento y el prototipo de la categoría a la cual pertenece, como “en sentido estricto”, “desde un punto de vista científico”, “técnicamente hablando”, “en térm<text:span text:style-name="T114">i</text:span>nos generales”, “aproximadamente”, etc. <text:span text:style-name="T114">Así, podemos decir (2a), pero no tiene sentido (2b), dado que una gallina sí que es un miembro prototípico de la categoría ave:</text:span></text:p>
      <text:p text:style-name="P101"><text:span text:style-name="T114">(2)<text:tab/>a.<text:tab/> En sentido estricto, un pingüino es un ave</text:span></text:p>
      <text:p text:style-name="P101"><text:tab/><text:span text:style-name="T114">b.<text:tab/>??En sentido estricto, una gallina es un ave</text:span></text:p>
      <text:p text:style-name="P102">Pruebas como ésta demuestran que <text:span text:style-name="T87">pingüino y gallina</text:span>, aunque científicamente son aves, no se conciben como miembros igualmente representativos de tal categoría.</text:p>
      <text:p text:style-name="P102"/>
      <text:p text:style-name="P107"><text:span text:style-name="T2">Cuenca, M.J. y J. Hilferty (1999). </text:span><text:span text:style-name="T86">Introducción a la lingüística cognitiva. Barcelona: Ariel.</text:span></text:p>
      <text:p text:style-name="P103">P. 74<text:tab/></text:p>
      <text:p text:style-name="P103">Modelos cognitivos idealizados</text:p>
      <text:p text:style-name="P103"><text:tab/>Si bien acabamos de exponer, la naturaleza del significado es enciclopédica, es decir, viene dada por los dominios cognitivos, llevar a sus últimas consecuencias esta hipótesis puede conducir a una contradicción: si siempre enmarcáramos el significado en todo nuestro conocimiento del mundo, no podríamos explicar los efectos de la prototipicidad, Concentrémonos en el caso de <text:span text:style-name="T87">bachelor</text:span> (que podríamos traducir básicamente com “solterón”), estudiado por Fillmore (1975, 11982). El prototipo de <text:span text:style-name="T87">bachelor</text:span> es un hombre adulto no casado. Esta palabra se define respecto a un modelo cognitivo idealizado de una sociedad humana donde la gente se casa a una determinada edad. Pero dicho modelo deja fuera a personas como el Papa <text:span text:style-name="T50">—y, en general, a los uras—, a los homosexuales, </text:span><text:span text:style-name="T109">a los hombres que forman parte de una de las denominadas parejas de hecho, así como a los musulmanes que tienen tres esposas, pero que podrían tener cuatro. Si tuviéramos acceso a todo nuestro conocimiento enciclopédico, no podríamos justificar estas diferencias que dan lugar a los denominados efectos prototípicos, puesto que cualquiera de estos casos entran dentro de nuestro conocimiento del mundo…</text:span></text:p>
      <text:p text:style-name="P103"><text:span text:style-name="T109"/></text:p>
      <text:p text:style-name="P108"><text:span text:style-name="T41">Cuenca, M.J. y J. Hilferty (1999). </text:span><text:span text:style-name="T51">Introducción a la lingüística cognitiva. Barcelona: Ariel.</text:span></text:p>
      <text:p text:style-name="P104"><text:span text:style-name="T51">P. </text:span><text:span text:style-name="T50">75</text:span></text:p>
      <text:p text:style-name="P104"><text:span text:style-name="T50"><text:tab/>La cuestión central … es que los efectos de prototipicidad parecen provenir de la falta de “ajuste” que puede existir entre una entidad categorizada y la información que contiene lo que, siguiendo a Lakoff (1987a), llamamos un </text:span><text:span text:style-name="T40">modelo cognitivo idealizado</text:span><text:span text:style-name="T50">. … </text:span><text:span text:style-name="T111">Puesto que esos esquemas de conocimiento son fragmentos de todo el alcance de nuestro conocimiento, no siempre dan cuenta de casos especiales. Es decir, aunque los modelos cognitivos idealizados se componen de conocimiento enciclopédico, sólo son representaciones parciales de todo lo que sabemos acerca de la organización del mundo.</text:span></text:p>
      <text:p text:style-name="P101"/>
      <text:p text:style-name="P101"/>
      <text:p text:style-name="P61"/>
      <text:p text:style-name="P59"/>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6-03-04T17:20:35.236245506</meta:creation-date>
    <dc:date>2026-03-15T10:18:34.532765712</dc:date>
    <meta:editing-duration>PT2H48M58S</meta:editing-duration>
    <meta:editing-cycles>8</meta:editing-cycles>
    <meta:generator>LibreOffice/7.0.0.3$MacOSX_X86_64 LibreOffice_project/8061b3e9204bef6b321a21033174034a5e2ea88e</meta:generator>
    <meta:document-statistic meta:table-count="2" meta:image-count="0" meta:object-count="0" meta:page-count="31" meta:paragraph-count="150" meta:word-count="4786" meta:character-count="31129" meta:non-whitespace-character-count="26429"/>
  </office:meta>
</office:document-meta>
</file>